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000000005560000030009011B4BC2C6F43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游ゴシック" svg:font-family="游ゴシック" style:font-family-generic="system" style:font-pitch="variable"/>
    <style:font-face style:name="ＭＳ 明朝" svg:font-family="'ＭＳ 明朝'" style:font-family-generic="system" style:font-pitch="variable"/>
    <style:font-face style:name="ＭＳ 明朝1" svg:font-family="'ＭＳ 明朝'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/>
    <style:font-face style:name="ＭＳ Ｐゴシック2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3f6ec2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325490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325490" draw:fill="solid" draw:fill-color="#ffc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325490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solid" svg:stroke-width="0cm" svg:stroke-color="#000000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52cm" fo:min-width="11.512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width="0.071cm" svg:stroke-color="#325490" draw:fill="solid" draw:fill-color="#4472c4" draw:textarea-vertical-align="middle" draw:auto-grow-height="false" draw:fit-to-size="false" style:shrink-to-fit="false" fo:min-height="0.929cm" fo:min-width="7.247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solid" svg:stroke-width="0.071cm" svg:stroke-color="#325490" draw:fill="solid" draw:fill-color="#00b0f0" draw:textarea-vertical-align="middle" draw:auto-grow-height="false" draw:fit-to-size="false" style:shrink-to-fit="false" fo:min-height="0.929cm" fo:min-width="7.247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solid" svg:stroke-width="0.071cm" svg:stroke-color="#325490" draw:fill="solid" draw:fill-color="#c55a11" draw:textarea-vertical-align="middle" draw:auto-grow-height="false" draw:fit-to-size="false" style:shrink-to-fit="false" fo:min-height="1.003cm" fo:min-width="7.321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solid" svg:stroke-width="0.071cm" svg:stroke-color="#325490" draw:fill="solid" draw:fill-color="#548235" draw:textarea-vertical-align="middle" draw:auto-grow-height="false" draw:fit-to-size="false" style:shrink-to-fit="false" fo:min-height="0.929cm" fo:min-width="7.247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solid" svg:stroke-width="0.071cm" svg:stroke-color="#325490" draw:fill="solid" draw:fill-color="#9dc3e6" draw:textarea-vertical-align="middle" draw:auto-grow-height="false" draw:fit-to-size="false" style:shrink-to-fit="false" fo:min-height="0.929cm" fo:min-width="7.247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solid" svg:stroke-width="0.071cm" svg:stroke-color="#325490" draw:fill="solid" draw:fill-color="#a9d18e" draw:textarea-vertical-align="middle" draw:auto-grow-height="false" draw:fit-to-size="false" style:shrink-to-fit="false" fo:min-height="0.929cm" fo:min-width="5.66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solid" svg:stroke-width="0.071cm" svg:stroke-color="#325490" draw:fill="solid" draw:fill-color="#f4b183" draw:textarea-vertical-align="middle" draw:auto-grow-height="false" draw:fit-to-size="false" style:shrink-to-fit="false" fo:min-height="0.929cm" fo:min-width="5.66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9" style:family="graphic" style:parent-style-name="standard">
      <style:graphic-properties draw:stroke="solid" svg:stroke-width="0.071cm" svg:stroke-color="#325490" draw:fill="solid" draw:fill-color="#4472c4" draw:textarea-vertical-align="middle" draw:auto-grow-height="false" draw:fit-to-size="false" style:shrink-to-fit="false" fo:min-height="0.282cm" fo:min-width="4.385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solid" svg:stroke-width="0.071cm" svg:stroke-color="#325490" draw:fill="solid" draw:fill-color="#4472c4" draw:textarea-vertical-align="middle" draw:auto-grow-height="false" draw:fit-to-size="false" style:shrink-to-fit="false" fo:min-height="0.126cm" fo:min-width="2.197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3" style:family="graphic" style:parent-style-name="standard">
      <style:graphic-properties draw:stroke="solid" svg:stroke-width="0.071cm" svg:stroke-color="#325490" draw:fill="solid" draw:fill-color="#4472c4" draw:textarea-vertical-align="middle" draw:auto-grow-height="false" draw:fit-to-size="false" style:shrink-to-fit="false" fo:min-height="0.501cm" fo:min-width="4.894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solid" svg:stroke-width="0.071cm" svg:stroke-color="#325490" draw:fill="solid" draw:fill-color="#4472c4" draw:textarea-vertical-align="middle" draw:auto-grow-height="false" draw:fit-to-size="false" style:shrink-to-fit="false" fo:min-height="0.125cm" fo:min-width="4.894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solid" svg:stroke-width="0.071cm" svg:stroke-color="#325490" draw:fill="solid" draw:fill-color="#4472c4" draw:textarea-vertical-align="middle" draw:auto-grow-height="false" draw:fit-to-size="false" style:shrink-to-fit="false" fo:min-height="0.497cm" fo:min-width="4.886cm" fo:padding-top="0.127cm" fo:padding-bottom="0.127cm" fo:padding-left="0.254cm" fo:padding-right="0.254cm" fo:wrap-option="wrap"/>
      <style:paragraph-properties style:writing-mode="lr-tb"/>
    </style:style>
    <style:style style:name="gr26" style:family="graphic" style:parent-style-name="standard">
      <style:graphic-properties draw:stroke="solid" svg:stroke-width="0.071cm" svg:stroke-color="#325490" draw:fill="solid" draw:fill-color="#4472c4" draw:textarea-vertical-align="middle" draw:auto-grow-height="false" draw:fit-to-size="false" style:shrink-to-fit="false" fo:min-height="0.122cm" fo:min-width="2.189cm" fo:padding-top="0.127cm" fo:padding-bottom="0.127cm" fo:padding-left="0.254cm" fo:padding-right="0.254cm" fo:wrap-option="wrap"/>
      <style:paragraph-properties style:writing-mode="lr-tb"/>
    </style:style>
    <style:style style:name="gr27" style:family="graphic" style:parent-style-name="standard">
      <style:graphic-properties draw:stroke="solid" svg:stroke-width="0.071cm" svg:stroke-color="#325490" draw:fill="solid" draw:fill-color="#4472c4" draw:textarea-vertical-align="middle" draw:auto-grow-height="false" draw:fit-to-size="false" style:shrink-to-fit="false" fo:min-height="0.465cm" fo:min-width="4.821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solid" svg:stroke-width="0.071cm" svg:stroke-color="#325490" draw:fill="solid" draw:fill-color="#4472c4" draw:textarea-vertical-align="middle" draw:auto-grow-height="false" draw:fit-to-size="false" style:shrink-to-fit="false" fo:min-height="0.461cm" fo:min-width="4.813cm" fo:padding-top="0.127cm" fo:padding-bottom="0.127cm" fo:padding-left="0.254cm" fo:padding-right="0.254cm" fo:wrap-option="wrap"/>
    </style:style>
    <style:style style:name="gr29" style:family="graphic" style:parent-style-name="standard" style:list-style-name="L3">
      <style:graphic-properties draw:stroke="none" svg:stroke-width="0.071cm" draw:fill="none" draw:textarea-vertical-align="middle" draw:auto-grow-height="false" draw:fit-to-size="false" style:shrink-to-fit="false" fo:min-height="0.497cm" fo:min-width="3.893cm" fo:padding-top="0.127cm" fo:padding-bottom="0.127cm" fo:padding-left="0.254cm" fo:padding-right="0.254cm" fo:wrap-option="wrap"/>
      <style:paragraph-properties style:writing-mode="lr-tb"/>
    </style:style>
    <style:style style:name="gr30" style:family="graphic" style:parent-style-name="standard">
      <style:graphic-properties draw:stroke="solid" svg:stroke-width="0.071cm" svg:stroke-color="#325490" draw:fill="solid" draw:fill-color="#4472c4" draw:textarea-vertical-align="middle" draw:auto-grow-height="false" draw:fit-to-size="false" style:shrink-to-fit="false" fo:min-height="0.358cm" fo:min-width="3.869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3">
      <style:graphic-properties draw:stroke="solid" svg:stroke-width="0.071cm" svg:stroke-color="#325490" draw:fill="solid" draw:fill-color="#4472c4" draw:textarea-vertical-align="middle" draw:auto-grow-height="false" draw:fit-to-size="false" style:shrink-to-fit="false" fo:min-height="0.354cm" fo:min-width="3.839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3">
      <style:graphic-properties draw:stroke="solid" svg:stroke-width="0.071cm" svg:stroke-color="#325490" draw:fill="solid" draw:fill-color="#4472c4" draw:textarea-vertical-align="middle" draw:auto-grow-height="false" draw:fit-to-size="false" style:shrink-to-fit="false" fo:min-height="0.35cm" fo:min-width="3.831cm" fo:padding-top="0.127cm" fo:padding-bottom="0.127cm" fo:padding-left="0.254cm" fo:padding-right="0.254cm" fo:wrap-option="wrap"/>
      <style:paragraph-properties style:writing-mode="lr-tb"/>
    </style:style>
    <style:style style:name="gr33" style:family="graphic" style:parent-style-name="standard" style:list-style-name="L3">
      <style:graphic-properties draw:stroke="solid" svg:stroke-width="0.071cm" svg:stroke-color="#325490" draw:fill="solid" draw:fill-color="#4472c4" draw:textarea-vertical-align="middle" draw:auto-grow-height="false" draw:fit-to-size="false" style:shrink-to-fit="false" fo:min-height="0.35cm" fo:min-width="3.831cm" fo:padding-top="0.127cm" fo:padding-bottom="0.127cm" fo:padding-left="0.254cm" fo:padding-right="0.254cm" fo:wrap-option="wrap"/>
      <style:paragraph-properties style:writing-mode="lr-tb"/>
    </style:style>
    <style:style style:name="gr34" style:family="graphic" style:parent-style-name="standard">
      <style:graphic-properties draw:stroke="solid" svg:stroke-width="0.071cm" svg:stroke-color="#325490" draw:fill="solid" draw:fill-color="#4472c4" draw:textarea-vertical-align="middle" draw:auto-grow-height="false" draw:fit-to-size="false" style:shrink-to-fit="false" fo:min-height="0.278cm" fo:min-width="4.377cm" fo:padding-top="0.127cm" fo:padding-bottom="0.127cm" fo:padding-left="0.254cm" fo:padding-right="0.254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52cm" fo:min-width="10.942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0" style:family="graphic" style:parent-style-name="standard" style:list-style-name="L3">
      <style:graphic-properties draw:stroke="solid" svg:stroke-width="0.071cm" svg:stroke-color="#325490" draw:fill="solid" draw:fill-color="#4472c4" draw:textarea-vertical-align="middle" draw:auto-grow-height="false" draw:fit-to-size="false" style:shrink-to-fit="false" fo:min-height="0.358cm" fo:min-width="3.869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>
      <style:graphic-properties draw:stroke="solid" svg:stroke-width="0.071cm" svg:stroke-color="#325490" draw:fill="solid" draw:fill-color="#00b0f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solid" svg:stroke-width="0.071cm" svg:stroke-color="#325490" draw:fill="solid" draw:fill-color="#c55a1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stroke="solid" svg:stroke-width="0.071cm" svg:stroke-color="#325490" draw:fill="solid" draw:fill-color="#54823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solid" svg:stroke-width="0.071cm" svg:stroke-color="#325490" draw:fill="solid" draw:fill-color="#9dc3e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>
      <style:graphic-properties draw:stroke="solid" svg:stroke-width="0.071cm" svg:stroke-color="#325490" draw:fill="solid" draw:fill-color="#a9d18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>
      <style:graphic-properties draw:stroke="solid" svg:stroke-width="0.071cm" svg:stroke-color="#325490" draw:fill="solid" draw:fill-color="#f4b18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8" style:family="graphic" style:parent-style-name="standard">
      <style:graphic-properties draw:stroke="solid" svg:stroke-width="0.071cm" svg:stroke-color="#325490" draw:fill="solid" draw:fill-color="#4472c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9" style:family="graphic" style:parent-style-name="standard">
      <style:graphic-properties draw:stroke="solid" svg:stroke-width="0.071cm" svg:stroke-color="#325490" draw:fill="solid" draw:fill-color="#4472c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0" style:family="graphic" style:parent-style-name="standard" style:list-style-name="L3">
      <style:graphic-properties draw:stroke="none" svg:stroke-width="0.071cm" draw:fill="none" draw:textarea-vertical-align="middle" draw:auto-grow-height="false" draw:fit-to-size="false" style:shrink-to-fit="false" fo:min-height="0.497cm" fo:min-width="3.893cm" fo:padding-top="0.127cm" fo:padding-bottom="0.127cm" fo:padding-left="0.254cm" fo:padding-right="0.254cm" fo:wrap-option="wrap"/>
      <style:paragraph-properties style:writing-mode="lr-tb"/>
    </style:style>
    <style:style style:name="gr51" style:family="graphic" style:parent-style-name="standard" style:list-style-name="L3">
      <style:graphic-properties draw:stroke="solid" svg:stroke-width="0.071cm" svg:stroke-color="#325490" draw:fill="solid" draw:fill-color="#4472c4" draw:textarea-vertical-align="middle" draw:auto-grow-height="false" draw:fit-to-size="false" style:shrink-to-fit="false" fo:min-height="0.354cm" fo:min-width="3.839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3">
      <style:graphic-properties draw:stroke="solid" svg:stroke-width="0.071cm" svg:stroke-color="#325490" draw:fill="solid" draw:fill-color="#4472c4" draw:textarea-vertical-align="middle" draw:auto-grow-height="false" draw:fit-to-size="false" style:shrink-to-fit="false" fo:min-height="0.35cm" fo:min-width="3.831cm" fo:padding-top="0.127cm" fo:padding-bottom="0.127cm" fo:padding-left="0.254cm" fo:padding-right="0.254cm" fo:wrap-option="wrap"/>
      <style:paragraph-properties style:writing-mode="lr-tb"/>
    </style:style>
    <style:style style:name="gr53" style:family="graphic" style:parent-style-name="standard" style:list-style-name="L3">
      <style:graphic-properties draw:stroke="solid" svg:stroke-width="0.071cm" svg:stroke-color="#325490" draw:fill="solid" draw:fill-color="#4472c4" draw:textarea-vertical-align="middle" draw:auto-grow-height="false" draw:fit-to-size="false" style:shrink-to-fit="false" fo:min-height="0.35cm" fo:min-width="3.831cm" fo:padding-top="0.127cm" fo:padding-bottom="0.127cm" fo:padding-left="0.254cm" fo:padding-right="0.254cm" fo:wrap-option="wrap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52cm" fo:min-width="10.942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9" style:family="graphic" style:parent-style-name="standard" style:list-style-name="L3">
      <style:graphic-properties draw:stroke="solid" svg:stroke-width="0.071cm" svg:stroke-color="#325490" draw:fill="solid" draw:fill-color="#4472c4" draw:textarea-vertical-align="middle" draw:auto-grow-height="false" draw:fit-to-size="false" style:shrink-to-fit="false" fo:min-height="0.358cm" fo:min-width="3.869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62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1.807cm, 21.81cm, 4.831cm, 0cm)" draw:image-opacity="100%" style:mirror="none"/>
    </style:style>
    <style:style style:name="gr63" style:family="graphic" style:parent-style-name="standard">
      <style:graphic-properties svg:stroke-color="#ff0000" draw:fill-color="#ffffff" draw:textarea-horizontal-align="justify" draw:textarea-vertical-align="middle" draw:auto-grow-height="false" fo:min-height="1.278cm" fo:min-width="1.925cm"/>
    </style:style>
    <style:style style:name="gr64" style:family="graphic" style:parent-style-name="standard">
      <style:graphic-properties svg:stroke-color="#ff0000" draw:fill-color="#ffffff" draw:textarea-horizontal-align="justify" draw:textarea-vertical-align="middle" draw:auto-grow-height="false" fo:min-height="0.725cm" fo:min-width="5.324cm"/>
    </style:style>
    <style:style style:name="gr65" style:family="graphic" style:parent-style-name="standard">
      <style:graphic-properties svg:stroke-color="#ff0000" draw:fill-color="#ffffff" draw:textarea-horizontal-align="justify" draw:textarea-vertical-align="middle" draw:auto-grow-height="false" fo:min-height="1.039cm" fo:min-width="6.8cm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3.487cm" style:use-optimal-column-width="false"/>
    </style:style>
    <style:style style:name="co2" style:family="table-column">
      <style:table-column-properties style:column-width="3.407cm" style:use-optimal-column-width="false"/>
    </style:style>
    <style:style style:name="co3" style:family="table-column">
      <style:table-column-properties style:column-width="3.408cm" style:use-optimal-column-width="false"/>
    </style:style>
    <style:style style:name="ro1" style:family="table-row">
      <style:table-row-properties style:row-height="0.593cm" style:use-optimal-row-height="false"/>
    </style:style>
    <style:style style:name="ro2" style:family="table-row">
      <style:table-row-properties style:row-height="0.592cm" style:use-optimal-row-height="false"/>
    </style:style>
    <style:style style:name="ro3" style:family="table-row">
      <style:table-row-properties style:row-height="1.016cm" style:use-optimal-row-height="false"/>
    </style:style>
    <style:style style:name="ce1" style:family="table-cell">
      <loext:graphic-properties draw:fill="solid" draw:fill-color="#4472c4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fd5e9" draw:textarea-vertical-align="top" fo:padding-top="0.127cm" fo:padding-bottom="0.127cm" fo:padding-left="0.254cm" fo:padding-right="0.254cm"/>
      <style:paragraph-properties fo:border-left="0.48pt solid #ffffff" fo:border-right="0.48pt solid #ffffff" fo:border-top="1.5pt solid #ffffff" fo:border-bottom="0.48pt solid #ffffff"/>
    </style:style>
    <style:style style:name="ce3" style:family="table-cell">
      <loext:graphic-properties draw:fill="solid" draw:fill-color="#e8ebf4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solid" draw:fill-color="#ffc000"/>
      <style:paragraph-properties fo:text-align="start"/>
      <style:text-properties fo:font-size="18pt"/>
    </style:style>
    <style:style style:name="P7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loext:graphic-properties draw:fill="solid" draw:fill-color="#00b0f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solid" draw:fill-color="#c55a1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solid" draw:fill-color="#54823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solid" draw:fill-color="#9dc3e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solid" draw:fill-color="#a9d18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solid" draw:fill-color="#f4b183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20" style:family="paragraph">
      <loext:graphic-properties draw:fill="solid" draw:fill-color="#c55a11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548235"/>
      <style:paragraph-properties fo:text-align="start" style:font-independent-line-spacing="true"/>
      <style:text-properties fo:font-size="18pt"/>
    </style:style>
    <style:style style:name="P22" style:family="paragraph">
      <loext:graphic-properties draw:fill="solid" draw:fill-color="#9dc3e6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a9d18e"/>
      <style:paragraph-properties fo:text-align="start" style:font-independent-line-spacing="true"/>
      <style:text-properties fo:font-size="18pt"/>
    </style:style>
    <style:style style:name="P24" style:family="paragraph">
      <loext:graphic-properties draw:fill="solid" draw:fill-color="#f4b183"/>
      <style:paragraph-properties fo:text-align="start" style:font-independent-line-spacing="true"/>
      <style:text-properties fo:font-size="18pt"/>
    </style:style>
    <style:style style:name="P25" style:family="paragraph">
      <style:paragraph-properties fo:text-align="center"/>
    </style:style>
    <style:style style:name="P26" style:family="paragraph">
      <loext:graphic-properties draw:fill-color="#ffffff"/>
      <style:paragraph-properties fo:text-align="center"/>
    </style:style>
    <style:style style:name="P27" style:family="paragraph">
      <loext:graphic-properties draw:fill="none" draw:fill-color="#ffffff"/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5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ＭＳ Ｐゴシック1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8pt" fo:letter-spacing="normal" fo:font-style="normal" style:text-underline-style="none" fo:font-weight="bold" style:font-name-asian="DejaVu Sans" style:font-size-asian="8pt" style:font-style-asian="normal" style:font-weight-asian="bold" style:font-name-complex="DejaVu Sans" style:font-size-complex="8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8pt" fo:letter-spacing="normal" fo:font-style="normal" style:text-underline-style="none" fo:font-weight="normal" style:font-name-asian="DejaVu Sans" style:font-size-asian="8pt" style:font-style-asian="normal" style:font-weight-asian="normal" style:font-name-complex="DejaVu Sans" style:font-size-complex="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.5pt" fo:letter-spacing="normal" fo:font-style="normal" style:text-underline-style="none" fo:font-weight="normal" style:font-name-asian="ＭＳ Ｐゴシック1" style:font-size-asian="10.5pt" style:font-style-asian="normal" style:font-weight-asian="normal" style:font-name-complex="DejaVu Sans" style:font-size-complex="10.5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6pt" fo:letter-spacing="normal" fo:font-style="normal" style:text-underline-style="none" fo:font-weight="normal" style:font-name-asian="DejaVu Sans" style:font-size-asian="6pt" style:font-style-asian="normal" style:font-weight-asian="normal" style:font-name-complex="DejaVu Sans" style:font-size-complex="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CustomShape 1" draw:style-name="gr1" draw:text-style-name="P2" draw:layer="layout" svg:width="15.925cm" svg:height="1.101cm" svg:x="1.022cm" svg:y="0.583cm">
          <text:p text:style-name="P1"><text:span text:style-name="T1">【チーム</text:span><text:span text:style-name="T1">Boost</text:span><text:span text:style-name="T1">　クイズゲームシステム基本仕様書】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6.54cm" svg:height="0.846cm" svg:x="27.061cm" svg:y="0.583cm">
          <text:p text:style-name="P1"><text:span text:style-name="T2">2022.5.13</text:span><text:span text:style-name="T2">　</text:span><text:span text:style-name="T2">Draft</text:span><text:span text:style-name="T2">作成小田</text:span></text:p>
          <text:p text:style-name="P1"><text:span text:style-name="T2">2022.5.17 </text:span><text:span text:style-name="T2">改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32.259cm" svg:height="14.732cm" svg:x="1.022cm" svg:y="4.417cm">
          <text:p text:style-name="P1"><text:span text:style-name="T3">・クイズは</text:span><text:span text:style-name="T3">4</text:span><text:span text:style-name="T3">択方式にする（答えを入力するのではなく、</text:span><text:span text:style-name="T3">4</text:span><text:span text:style-name="T3">つの中から選ぶ）</text:span></text:p>
          <text:p text:style-name="P1"><text:span text:style-name="T4"/></text:p>
          <text:p text:style-name="P1"><text:span text:style-name="T3">・正解した場合は</text:span><text:span text:style-name="T3">10</text:span><text:span text:style-name="T3">点加算、不正解は得点なし。</text:span></text:p>
          <text:p text:style-name="P1"><text:span text:style-name="T4"/></text:p>
          <text:p text:style-name="P1"><text:span text:style-name="T3">・クイズ開始から回答までの時間をカウントダウン方式で計測し、残り時間を得点にする。時間は１０ｓｅｃで仮設定。</text:span></text:p>
          <text:p text:style-name="P1"><text:span text:style-name="T3">　（例：残数が</text:span><text:span text:style-name="T3">8sec</text:span><text:span text:style-name="T3">の場合は、</text:span><text:span text:style-name="T3">8</text:span><text:span text:style-name="T3">点）</text:span></text:p>
          <text:p text:style-name="P1"><text:span text:style-name="T4"/></text:p>
          <text:p text:style-name="P1"><text:span text:style-name="T3">・クイズ出題は画面を４分割して問題文、もしくは、画像を表示させる。</text:span></text:p>
          <text:p text:style-name="P1"><text:span text:style-name="T4"/></text:p>
          <text:p text:style-name="P1"><text:span text:style-name="T3">・出題文、説明文を画面下段に表示させる。</text:span></text:p>
          <text:p text:style-name="P1"><text:span text:style-name="T4"/></text:p>
          <text:p text:style-name="P1"><text:span text:style-name="T3">・出題数はとりあえず５問で仮置き（可能であれば、問題投稿フォームを入れて問題を追加できるようにする）</text:span></text:p>
          <text:p text:style-name="P1"><text:span text:style-name="T4"/></text:p>
          <text:p text:style-name="P1"><text:span text:style-name="T3">・得点ごとにご褒美画面を準備する。どのようなものにするかは要検討。</text:span></text:p>
          <text:p text:style-name="P1"><text:span text:style-name="T4"/></text:p>
          <text:p text:style-name="P1"><text:span text:style-name="T3">・ゲーム終了時に、獲得した得点から、ランキングをつけ、それを表示させる。</text:span></text:p>
          <text:p text:style-name="P1"><text:span text:style-name="T4"/></text:p>
          <text:p text:style-name="P1"><text:span text:style-name="T3">・最後に</text:span><text:span text:style-name="T3">HOME</text:span><text:span text:style-name="T3">画面に戻ったときに、ランキング表を表示させる</text:span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3.624cm" svg:height="3.214cm" svg:x="30.137cm" svg:y="1.821cm">
          <text:p text:style-name="P1"><text:span text:style-name="T2">議論メンバー：</text:span></text:p>
          <text:p text:style-name="P1"><text:span text:style-name="T2">　大島さん</text:span></text:p>
          <text:p text:style-name="P1"><text:span text:style-name="T2">　砂岡さん</text:span></text:p>
          <text:p text:style-name="P1"><text:span text:style-name="T2">　坪井さん</text:span></text:p>
          <text:p text:style-name="P1"><text:span text:style-name="T2">　小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3" draw:text-style-name="P4" draw:layer="layout" svg:width="7.524cm" svg:height="0.037cm" svg:x="24.532cm" svg:y="9.67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" draw:style-name="gr3" draw:text-style-name="P4" draw:layer="layout" svg:width="0.037cm" svg:height="4.427cm" svg:x="28.295cm" svg:y="7.4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3" draw:text-style-name="P4" draw:layer="layout" svg:width="7.524cm" svg:height="0.037cm" svg:x="24.532cm" svg:y="11.74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3" draw:text-style-name="P4" draw:layer="layout" svg:width="7.524cm" svg:height="0.037cm" svg:x="16.575cm" svg:y="9.67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3" draw:text-style-name="P4" draw:layer="layout" svg:width="0.037cm" svg:height="4.427cm" svg:x="20.338cm" svg:y="7.4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3" draw:text-style-name="P4" draw:layer="layout" svg:width="7.524cm" svg:height="0.037cm" svg:x="16.575cm" svg:y="11.74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3" draw:text-style-name="P4" draw:layer="layout" svg:width="7.524cm" svg:height="0.037cm" svg:x="0.66cm" svg:y="9.67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3" draw:text-style-name="P4" draw:layer="layout" svg:width="0.037cm" svg:height="4.427cm" svg:x="4.423cm" svg:y="7.4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3" draw:text-style-name="P4" draw:layer="layout" svg:width="7.524cm" svg:height="0.037cm" svg:x="0.66cm" svg:y="11.74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3" draw:text-style-name="P4" draw:layer="layout" svg:width="7.524cm" svg:height="0.037cm" svg:x="8.696cm" svg:y="9.67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3" draw:text-style-name="P4" draw:layer="layout" svg:width="0.037cm" svg:height="4.427cm" svg:x="12.459cm" svg:y="7.4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3" draw:text-style-name="P4" draw:layer="layout" svg:width="7.524cm" svg:height="0.037cm" svg:x="8.696cm" svg:y="11.74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1" draw:text-style-name="P2" draw:layer="layout" svg:width="12.011cm" svg:height="1.101cm" svg:x="0.783cm" svg:y="0.503cm">
          <text:p text:style-name="P1"><text:span text:style-name="T1">【作成画面イメージと大まかな流れ】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" draw:text-style-name="P4" draw:layer="layout" svg:width="7.546cm" svg:height="4.95cm" svg:x="0.647cm" svg:y="2.1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" draw:text-style-name="P2" draw:layer="layout" svg:width="4.263cm" svg:height="1.016cm" svg:x="2.178cm" svg:y="2.298cm">
          <text:p text:style-name="P1"><text:span text:style-name="T5">ログイン画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" draw:text-style-name="P2" draw:layer="layout" svg:width="6.021cm" svg:height="1.778cm" svg:x="1.299cm" svg:y="3.895cm">
          <text:p text:style-name="P1"><text:span text:style-name="T3">ユーザー</text:span><text:span text:style-name="T3">ID</text:span><text:span text:style-name="T3">：</text:span><text:span text:style-name="T3">oda</text:span></text:p>
          <text:p text:style-name="P1"><text:span text:style-name="T3">パスワード：</text:span><text:span text:style-name="T3">****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" draw:text-style-name="P4" draw:layer="layout" svg:width="7.546cm" svg:height="4.95cm" svg:x="8.594cm" svg:y="2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" draw:text-style-name="P2" draw:layer="layout" svg:width="4.263cm" svg:height="1.016cm" svg:x="10.126cm" svg:y="2.258cm">
          <text:p text:style-name="P5"><text:span text:style-name="T5">HOME</text:span><text:span text:style-name="T5">画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" draw:text-style-name="P2" draw:layer="layout" svg:width="6.021cm" svg:height="1.778cm" svg:x="9.487cm" svg:y="3.336cm">
          <text:p text:style-name="P5"><text:span text:style-name="T3">ようこそ！</text:span></text:p>
          <text:p text:style-name="P5"><text:span text:style-name="T3">Boost</text:span><text:span text:style-name="T3">ｸｲｽﾞｹﾞーﾑ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0" draw:style-name="standard" draw:layer="layout" svg:width="6.973cm" svg:height="1.185cm" svg:x="8.866cm" svg:y="5.152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6">ランキング</text:span></text:p>
              </table:table-cell>
              <table:table-cell>
                <text:p text:style-name="P1"><text:span text:style-name="T6">なまえ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7">1st</text:span></text:p>
              </table:table-cell>
              <table:table-cell>
                <text:p text:style-name="P1"><text:span text:style-name="T7">oda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CustomShape 21" draw:style-name="gr4" draw:text-style-name="P4" draw:layer="layout" svg:width="7.546cm" svg:height="4.95cm" svg:x="16.462cm" svg:y="2.1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" draw:text-style-name="P2" draw:layer="layout" svg:width="6.14cm" svg:height="1.016cm" svg:x="17.115cm" svg:y="2.298cm">
          <text:p text:style-name="P5"><text:span text:style-name="T5">クイズ画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" draw:text-style-name="P2" draw:layer="layout" svg:width="7.538cm" svg:height="2.54cm" svg:x="17.075cm" svg:y="3.895cm">
          <text:p text:style-name="P1"><text:span text:style-name="T3">クイズを開始します！</text:span></text:p>
          <text:p text:style-name="P1"><text:span text:style-name="T4"/></text:p>
          <text:p text:style-name="P1"><text:span text:style-name="T3">※</text:span><text:span text:style-name="T3">クイズ説明を記入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" draw:text-style-name="P4" draw:layer="layout" svg:width="7.546cm" svg:height="4.95cm" svg:x="0.567cm" svg:y="12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" draw:text-style-name="P2" draw:layer="layout" svg:width="6.14cm" svg:height="1.016cm" svg:x="1.22cm" svg:y="13.001cm">
          <text:p text:style-name="P5"><text:span text:style-name="T5">結果発表画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" draw:text-style-name="P2" draw:layer="layout" svg:width="7.538cm" svg:height="2.54cm" svg:x="1.159cm" svg:y="13.893cm">
          <text:p text:style-name="P1"><text:span text:style-name="T3">あなたの正解数は３です</text:span></text:p>
          <text:p text:style-name="P1"><text:span text:style-name="T3">得点は</text:span><text:span text:style-name="T3">100</text:span><text:span text:style-name="T3">点です！</text:span></text:p>
          <text:p text:style-name="P1"><text:span text:style-name="T3">ランキングは</text:span><text:span text:style-name="T3">10</text:span><text:span text:style-name="T3">位で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7" draw:style-name="standard" draw:layer="layout" svg:width="6.814cm" svg:height="1.185cm" svg:x="0.998cm" svg:y="16.374cm">
          <table:table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6">ランキング</text:span></text:p>
              </table:table-cell>
              <table:table-cell>
                <text:p text:style-name="P1"><text:span text:style-name="T6">なまえ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7">10th</text:span></text:p>
              </table:table-cell>
              <table:table-cell>
                <text:p text:style-name="P1"><text:span text:style-name="T7">oda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CustomShape 28" draw:style-name="gr4" draw:text-style-name="P4" draw:layer="layout" svg:width="7.546cm" svg:height="4.95cm" svg:x="16.59cm" svg:y="7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" draw:text-style-name="P2" draw:layer="layout" svg:width="6.42cm" svg:height="1.016cm" svg:x="17.242cm" svg:y="7.49cm">
          <text:p text:style-name="P5"><text:span text:style-name="T5">クイズ画面④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" draw:text-style-name="P2" draw:layer="layout" svg:width="2.826cm" svg:height="1.016cm" svg:x="17.282cm" svg:y="8.254cm">
          <text:p text:style-name="P5"><text:span text:style-name="T3">回答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" draw:text-style-name="P2" draw:layer="layout" svg:width="2.826cm" svg:height="1.016cm" svg:x="20.877cm" svg:y="8.272cm">
          <text:p text:style-name="P5"><text:span text:style-name="T3">回答②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" draw:text-style-name="P2" draw:layer="layout" svg:width="2.826cm" svg:height="1.016cm" svg:x="17.242cm" svg:y="10.327cm">
          <text:p text:style-name="P5"><text:span text:style-name="T3">回答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" draw:text-style-name="P2" draw:layer="layout" svg:width="2.826cm" svg:height="1.016cm" svg:x="20.837cm" svg:y="10.327cm">
          <text:p text:style-name="P5"><text:span text:style-name="T3">回答④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" draw:text-style-name="P2" draw:layer="layout" svg:width="6.46cm" svg:height="1.016cm" svg:x="25.19cm" svg:y="7.45cm">
          <text:p text:style-name="P5"><text:span text:style-name="T5">クイズ画面⑤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4" draw:text-style-name="P4" draw:layer="layout" svg:width="7.546cm" svg:height="4.95cm" svg:x="8.674cm" svg:y="12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" draw:text-style-name="P2" draw:layer="layout" svg:width="4.263cm" svg:height="1.016cm" svg:x="10.205cm" svg:y="12.961cm">
          <text:p text:style-name="P1"><text:span text:style-name="T5">ご褒美画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" draw:text-style-name="P2" draw:layer="layout" svg:width="6.021cm" svg:height="1.016cm" svg:x="9.327cm" svg:y="14.559cm">
          <text:p text:style-name="P1"><text:span text:style-name="T3">※</text:span><text:span text:style-name="T3">画像、動画を出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" draw:text-style-name="P2" draw:layer="layout" svg:width="2.865cm" svg:height="1.016cm" svg:x="11.004cm" svg:y="16.436cm">
          <text:p text:style-name="P1"><text:span text:style-name="T3">【戻る】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4" draw:text-style-name="P4" draw:layer="layout" svg:width="7.546cm" svg:height="4.95cm" svg:x="16.542cm" svg:y="12.8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" draw:text-style-name="P2" draw:layer="layout" svg:width="4.263cm" svg:height="1.016cm" svg:x="18.073cm" svg:y="12.961cm">
          <text:p text:style-name="P5"><text:span text:style-name="T5">HOME</text:span><text:span text:style-name="T5">画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" draw:text-style-name="P2" draw:layer="layout" svg:width="6.021cm" svg:height="1.778cm" svg:x="17.434cm" svg:y="14.039cm">
          <text:p text:style-name="P5"><text:span text:style-name="T3">ようこそ！</text:span></text:p>
          <text:p text:style-name="P5"><text:span text:style-name="T3">Boost</text:span><text:span text:style-name="T3">ｸｲｽﾞｹﾞーﾑ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2" draw:style-name="standard" draw:layer="layout" svg:width="6.973cm" svg:height="1.778cm" svg:x="16.853cm" svg:y="15.815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6">ランキング</text:span></text:p>
              </table:table-cell>
              <table:table-cell>
                <text:p text:style-name="P1"><text:span text:style-name="T6">なまえ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7">1st</text:span></text:p>
              </table:table-cell>
              <table:table-cell>
                <text:p text:style-name="P1"><text:span text:style-name="T7">oda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7">5th</text:span></text:p>
              </table:table-cell>
              <table:table-cell>
                <text:p text:style-name="P1"><text:span text:style-name="T7">oda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CustomShape 43" draw:style-name="gr5" draw:text-style-name="P6" draw:layer="layout" svg:width="0.717cm" svg:height="1.556cm" svg:x="8.011cm" svg:y="4.08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custom-shape draw:name="CustomShape 44" draw:style-name="gr5" draw:text-style-name="P6" draw:layer="layout" svg:width="0.717cm" svg:height="1.556cm" svg:x="16.039cm" svg:y="4.08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custom-shape draw:name="CustomShape 45" draw:style-name="gr5" draw:text-style-name="P6" draw:layer="layout" svg:width="0.717cm" svg:height="1.556cm" svg:x="32.062cm" svg:y="9.23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custom-shape draw:name="CustomShape 46" draw:style-name="gr5" draw:text-style-name="P6" draw:layer="layout" svg:width="0.717cm" svg:height="1.556cm" svg:x="8.091cm" svg:y="14.42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custom-shape draw:name="CustomShape 47" draw:style-name="gr5" draw:text-style-name="P6" draw:layer="layout" svg:width="0.717cm" svg:height="1.556cm" svg:x="16.119cm" svg:y="14.42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custom-shape draw:name="CustomShape 48" draw:style-name="gr5" draw:text-style-name="P6" draw:layer="layout" svg:width="0.717cm" svg:height="1.556cm" svg:x="0.024cm" svg:y="14.54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custom-shape draw:name="CustomShape 49" draw:style-name="gr1" draw:text-style-name="P2" draw:layer="layout" svg:width="7.618cm" svg:height="0.698cm" svg:x="16.523cm" svg:y="11.809cm">
          <text:p text:style-name="P5"><text:span text:style-name="T8">質問の内容→答えと補足を表記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6" draw:text-style-name="P7" draw:layer="layout" svg:width="3.466cm" svg:height="0.868cm" svg:x="18.655cm" svg:y="9.278cm">
          <text:p text:style-name="P5"><text:span text:style-name="T9">残り：</text:span><text:span text:style-name="T9">**</text:span><text:span text:style-name="T9">秒</text:span></text:p>
          <text:p text:style-name="P5"><text:span text:style-name="T9">答えは①ですね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1" draw:style-name="gr4" draw:text-style-name="P4" draw:layer="layout" svg:width="7.546cm" svg:height="4.95cm" svg:x="24.528cm" svg:y="7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1" draw:text-style-name="P2" draw:layer="layout" svg:width="2.826cm" svg:height="1.016cm" svg:x="25.22cm" svg:y="8.254cm">
          <text:p text:style-name="P5"><text:span text:style-name="T3">回答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1" draw:text-style-name="P2" draw:layer="layout" svg:width="2.826cm" svg:height="1.016cm" svg:x="28.814cm" svg:y="8.272cm">
          <text:p text:style-name="P5"><text:span text:style-name="T3">回答②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" draw:text-style-name="P2" draw:layer="layout" svg:width="2.826cm" svg:height="1.016cm" svg:x="25.18cm" svg:y="10.327cm">
          <text:p text:style-name="P5"><text:span text:style-name="T3">回答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" draw:text-style-name="P2" draw:layer="layout" svg:width="2.826cm" svg:height="1.016cm" svg:x="28.774cm" svg:y="10.327cm">
          <text:p text:style-name="P5"><text:span text:style-name="T3">回答④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1" draw:text-style-name="P2" draw:layer="layout" svg:width="7.618cm" svg:height="0.698cm" svg:x="24.382cm" svg:y="11.809cm">
          <text:p text:style-name="P5"><text:span text:style-name="T8">質問の内容→答えと補足を表記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6" draw:text-style-name="P7" draw:layer="layout" svg:width="3.466cm" svg:height="0.868cm" svg:x="26.593cm" svg:y="9.278cm">
          <text:p text:style-name="P5"><text:span text:style-name="T9">残り：</text:span><text:span text:style-name="T9">**</text:span><text:span text:style-name="T9">秒</text:span></text:p>
          <text:p text:style-name="P5"><text:span text:style-name="T9">答えは①ですね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8" draw:style-name="gr4" draw:text-style-name="P4" draw:layer="layout" svg:width="7.546cm" svg:height="4.95cm" svg:x="8.653cm" svg:y="7.4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1" draw:text-style-name="P2" draw:layer="layout" svg:width="6.42cm" svg:height="1.016cm" svg:x="9.305cm" svg:y="7.464cm">
          <text:p text:style-name="P5"><text:span text:style-name="T5">クイズ画面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1" draw:text-style-name="P2" draw:layer="layout" svg:width="2.826cm" svg:height="1.016cm" svg:x="9.345cm" svg:y="8.228cm">
          <text:p text:style-name="P5"><text:span text:style-name="T3">回答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1" draw:text-style-name="P2" draw:layer="layout" svg:width="2.826cm" svg:height="1.016cm" svg:x="12.939cm" svg:y="8.247cm">
          <text:p text:style-name="P5"><text:span text:style-name="T3">回答②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1" draw:text-style-name="P2" draw:layer="layout" svg:width="2.826cm" svg:height="1.016cm" svg:x="9.305cm" svg:y="10.301cm">
          <text:p text:style-name="P5"><text:span text:style-name="T3">回答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" draw:text-style-name="P2" draw:layer="layout" svg:width="2.826cm" svg:height="1.016cm" svg:x="12.899cm" svg:y="10.301cm">
          <text:p text:style-name="P5"><text:span text:style-name="T3">回答④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" draw:text-style-name="P2" draw:layer="layout" svg:width="7.618cm" svg:height="0.698cm" svg:x="8.703cm" svg:y="11.784cm">
          <text:p text:style-name="P5"><text:span text:style-name="T8">質問の内容→答えと補足を表記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6" draw:text-style-name="P7" draw:layer="layout" svg:width="3.466cm" svg:height="0.868cm" svg:x="10.718cm" svg:y="9.253cm">
          <text:p text:style-name="P5"><text:span text:style-name="T9">残り：</text:span><text:span text:style-name="T9">**</text:span><text:span text:style-name="T9">秒</text:span></text:p>
          <text:p text:style-name="P5"><text:span text:style-name="T9">答えは①ですね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6" draw:style-name="gr1" draw:text-style-name="P2" draw:layer="layout" svg:width="6.46cm" svg:height="1.016cm" svg:x="1.319cm" svg:y="7.411cm">
          <text:p text:style-name="P5"><text:span text:style-name="T5">クイズ画面②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4" draw:text-style-name="P4" draw:layer="layout" svg:width="7.546cm" svg:height="4.95cm" svg:x="0.656cm" svg:y="7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1" draw:text-style-name="P2" draw:layer="layout" svg:width="2.826cm" svg:height="1.016cm" svg:x="1.349cm" svg:y="8.214cm">
          <text:p text:style-name="P5"><text:span text:style-name="T3">回答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1" draw:text-style-name="P2" draw:layer="layout" svg:width="2.826cm" svg:height="1.016cm" svg:x="4.943cm" svg:y="8.233cm">
          <text:p text:style-name="P5"><text:span text:style-name="T3">回答②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1" draw:text-style-name="P2" draw:layer="layout" svg:width="2.826cm" svg:height="1.016cm" svg:x="1.309cm" svg:y="10.287cm">
          <text:p text:style-name="P5"><text:span text:style-name="T3">回答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1" draw:text-style-name="P2" draw:layer="layout" svg:width="2.826cm" svg:height="1.016cm" svg:x="4.903cm" svg:y="10.287cm">
          <text:p text:style-name="P5"><text:span text:style-name="T3">回答④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1" draw:text-style-name="P2" draw:layer="layout" svg:width="7.618cm" svg:height="0.698cm" svg:x="0.746cm" svg:y="11.77cm">
          <text:p text:style-name="P5"><text:span text:style-name="T8">質問の内容→答えと補足を表記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6" draw:text-style-name="P7" draw:layer="layout" svg:width="3.466cm" svg:height="0.868cm" svg:x="2.721cm" svg:y="9.239cm">
          <text:p text:style-name="P5"><text:span text:style-name="T9">残り：</text:span><text:span text:style-name="T9">**</text:span><text:span text:style-name="T9">秒</text:span></text:p>
          <text:p text:style-name="P5"><text:span text:style-name="T9">答えは①ですね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4" draw:style-name="gr1" draw:text-style-name="P2" draw:layer="layout" svg:width="6.46cm" svg:height="1.016cm" svg:x="25.19cm" svg:y="2.119cm">
          <text:p text:style-name="P5"><text:span text:style-name="T5">クイズ画面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5" draw:text-style-name="P6" draw:layer="layout" svg:width="0.717cm" svg:height="1.556cm" svg:x="32.062cm" svg:y="3.90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custom-shape draw:name="CustomShape 76" draw:style-name="gr4" draw:text-style-name="P4" draw:layer="layout" svg:width="7.546cm" svg:height="4.95cm" svg:x="24.528cm" svg:y="2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1" draw:text-style-name="P2" draw:layer="layout" svg:width="2.826cm" svg:height="1.016cm" svg:x="25.22cm" svg:y="2.923cm">
          <text:p text:style-name="P5"><text:span text:style-name="T3">回答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1" draw:text-style-name="P2" draw:layer="layout" svg:width="2.826cm" svg:height="1.016cm" svg:x="28.814cm" svg:y="2.941cm">
          <text:p text:style-name="P5"><text:span text:style-name="T3">回答②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" draw:text-style-name="P2" draw:layer="layout" svg:width="2.826cm" svg:height="1.016cm" svg:x="25.18cm" svg:y="4.996cm">
          <text:p text:style-name="P5"><text:span text:style-name="T3">回答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1" draw:text-style-name="P2" draw:layer="layout" svg:width="2.826cm" svg:height="1.016cm" svg:x="28.774cm" svg:y="4.996cm">
          <text:p text:style-name="P5"><text:span text:style-name="T3">回答④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1" draw:text-style-name="P2" draw:layer="layout" svg:width="7.618cm" svg:height="0.698cm" svg:x="24.578cm" svg:y="6.478cm">
          <text:p text:style-name="P5"><text:span text:style-name="T8">質問の内容→答えと補足を表記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6" draw:text-style-name="P7" draw:layer="layout" svg:width="3.466cm" svg:height="0.868cm" svg:x="26.593cm" svg:y="3.947cm">
          <text:p text:style-name="P5"><text:span text:style-name="T9">残り：</text:span><text:span text:style-name="T9">**</text:span><text:span text:style-name="T9">秒</text:span></text:p>
          <text:p text:style-name="P5"><text:span text:style-name="T9">答えは①ですね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3" draw:style-name="gr3" draw:text-style-name="P4" draw:layer="layout" svg:width="7.524cm" svg:height="0.037cm" svg:x="24.493cm" svg:y="4.341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4" draw:style-name="gr3" draw:text-style-name="P4" draw:layer="layout" svg:width="0.037cm" svg:height="4.427cm" svg:x="28.256cm" svg:y="2.11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5" draw:style-name="gr3" draw:text-style-name="P4" draw:layer="layout" svg:width="7.524cm" svg:height="0.037cm" svg:x="24.493cm" svg:y="6.41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6" draw:style-name="gr6" draw:text-style-name="P7" draw:layer="layout" svg:width="1.937cm" svg:height="1.103cm" svg:x="14.089cm" svg:y="2.589cm">
          <text:p text:style-name="P5"><text:span text:style-name="T9">ゲーム</text:span></text:p>
          <text:p text:style-name="P5"><text:span text:style-name="T9">スタート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7" draw:style-name="gr7" draw:text-style-name="P2" draw:layer="layout" svg:width="3.912cm" svg:height="0.698cm" svg:x="4.177cm" svg:y="6.216cm">
          <text:p text:style-name="P5"><text:span text:style-name="T8">ユーザー登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8" draw:style-name="gr4" draw:text-style-name="P4" draw:layer="layout" svg:width="7.546cm" svg:height="4.95cm" svg:x="25.655cm" svg:y="13.7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9" draw:style-name="gr1" draw:text-style-name="P2" draw:layer="layout" svg:width="6.184cm" svg:height="1.016cm" svg:x="26.481cm" svg:y="13.9cm">
          <text:p text:style-name="P1"><text:span text:style-name="T5">ユーザー登録画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0" draw:style-name="gr7" draw:text-style-name="P2" draw:layer="layout" svg:width="2.953cm" svg:height="0.635cm" svg:x="30.144cm" svg:y="17.859cm">
          <text:p text:style-name="P5"><text:span text:style-name="T10">登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91" draw:style-name="standard" draw:layer="layout" svg:width="6.973cm" svg:height="2.201cm" svg:x="25.947cm" svg:y="15.423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6">ID</text:span></text:p>
              </table:table-cell>
              <table:table-cell>
                <text:p text:style-name="P1"><text:span text:style-name="T6">名前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7">oda</text:span></text:p>
              </table:table-cell>
              <table:table-cell>
                <text:p text:style-name="P1"><text:span text:style-name="T7">小田</text:span></text:p>
              </table:table-cell>
            </table:table-row>
            <table:table-row table:style-name="ro3" table:default-cell-style-name="ce3"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name="CustomShape 92" draw:style-name="gr5" draw:text-style-name="P6" draw:layer="layout" svg:width="0.717cm" svg:height="1.556cm" svg:x="23.946cm" svg:y="4.20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custom-shape draw:name="CustomShape 93" draw:style-name="gr5" draw:text-style-name="P6" draw:layer="layout" svg:width="0.717cm" svg:height="1.556cm" svg:x="24.012cm" svg:y="9.11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custom-shape draw:name="CustomShape 94" draw:style-name="gr5" draw:text-style-name="P6" draw:layer="layout" svg:width="0.717cm" svg:height="1.556cm" svg:x="8.099cm" svg:y="9.19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draw:custom-shape draw:name="CustomShape 95" draw:style-name="gr5" draw:text-style-name="P6" draw:layer="layout" svg:width="0.717cm" svg:height="1.556cm" svg:x="16.127cm" svg:y="9.11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42" draw:style-name="gr8" draw:text-style-name="P8" draw:layer="layout" svg:width="12.011cm" svg:height="1.101cm" svg:x="0.783cm" svg:y="0.503cm">
          <text:p text:style-name="P1"><text:span text:style-name="T1">【サイトマップイメージ１案】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1" draw:style-name="gr9" draw:text-style-name="P9" xml:id="id1" draw:id="id1" draw:layer="layout" svg:width="7.873cm" svg:height="1.305cm" svg:x="11.648cm" svg:y="1.189cm">
          <text:p text:style-name="P5"><text:span text:style-name="T11">ログイン画面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6" draw:style-name="gr9" draw:text-style-name="P9" xml:id="id2" draw:id="id2" draw:layer="layout" svg:width="7.873cm" svg:height="1.305cm" svg:x="11.648cm" svg:y="3.715cm">
          <text:p text:style-name="P5"><text:span text:style-name="T11">HOME</text:span><text:span text:style-name="T11">画面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7" draw:style-name="gr10" draw:text-style-name="P10" xml:id="id5" draw:id="id5" draw:layer="layout" svg:width="7.873cm" svg:height="1.305cm" svg:x="2.092cm" svg:y="6.497cm">
          <text:p text:style-name="P5"><text:span text:style-name="T11">クイズ画面</text:span><text:span text:style-name="T12">（スタート、条件選択）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8" draw:style-name="gr11" draw:text-style-name="P11" xml:id="id3" draw:id="id3" draw:layer="layout" svg:width="7.873cm" svg:height="1.305cm" svg:x="21.422cm" svg:y="6.415cm">
          <text:p text:style-name="P5"><text:span text:style-name="T11">ログインユーザー登録</text:span><text:span text:style-name="T13">(</text:span><text:span text:style-name="T13">削除</text:span><text:span text:style-name="T13">)</text:span></text:p>
          <draw:enhanced-geometry draw:mirror-horizontal="false" draw:mirror-vertical="false" svg:viewBox="0 0 0 0" draw:text-areas="?f5 ?f5 ?f6 ?f7" draw:type="ooxml-roundRect" draw:modifiers="695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9" draw:style-name="gr12" draw:text-style-name="P12" xml:id="id4" draw:id="id4" draw:layer="layout" svg:width="7.873cm" svg:height="1.305cm" svg:x="11.648cm" svg:y="6.497cm">
          <text:p text:style-name="P5"><text:span text:style-name="T11">クイズ登録画面</text:span><text:span text:style-name="T11">(</text:span><text:span text:style-name="T11">削除</text:span><text:span text:style-name="T11">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0" draw:style-name="gr10" draw:text-style-name="P10" xml:id="id8" draw:id="id8" draw:layer="layout" svg:width="7.873cm" svg:height="1.305cm" svg:x="2.092cm" svg:y="8.451cm">
          <text:p text:style-name="P5"><text:span text:style-name="T11">クイズ画面</text:span><text:span text:style-name="T12">（出題画面①～⑤）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1" draw:style-name="gr13" draw:text-style-name="P13" draw:layer="layout" svg:width="7.873cm" svg:height="1.305cm" svg:x="7.068cm" svg:y="14.289cm">
          <text:p text:style-name="P5"><text:span text:style-name="T3">ご褒美画像</text:span><text:span text:style-name="T14">（大変よくできました）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2" draw:style-name="gr13" draw:text-style-name="P13" xml:id="id10" draw:id="id10" draw:layer="layout" svg:width="7.873cm" svg:height="1.305cm" svg:x="7.068cm" svg:y="15.832cm">
          <text:p text:style-name="P5"><text:span text:style-name="T3">ご褒美画像</text:span><text:span text:style-name="T14">（まあまあです）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3" draw:style-name="gr13" draw:text-style-name="P13" xml:id="id7" draw:id="id7" draw:layer="layout" svg:width="7.873cm" svg:height="1.305cm" svg:x="7.067cm" svg:y="17.375cm">
          <text:p text:style-name="P5"><text:span text:style-name="T3">ご褒美画像</text:span><text:span text:style-name="T14">（頑張りましょう）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4" draw:style-name="gr10" draw:text-style-name="P10" xml:id="id6" draw:id="id6" draw:layer="layout" svg:width="7.873cm" svg:height="1.305cm" svg:x="2.092cm" svg:y="12.305cm">
          <text:p text:style-name="P5"><text:span text:style-name="T11">結果発表画面</text:span><text:span text:style-name="T12">（ランキング）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5" draw:style-name="gr14" draw:text-style-name="P14" xml:id="id11" draw:id="id11" draw:layer="layout" svg:width="6.286cm" svg:height="1.305cm" svg:x="16.61cm" svg:y="8.395cm">
          <text:p text:style-name="P5"><text:span text:style-name="T3">新規ユーザー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6" draw:style-name="gr14" draw:text-style-name="P14" xml:id="id12" draw:id="id12" draw:layer="layout" svg:width="6.286cm" svg:height="1.305cm" svg:x="16.61cm" svg:y="10.107cm">
          <text:p text:style-name="P5"><text:span text:style-name="T3">既存ユーザー編集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7" draw:style-name="gr15" draw:text-style-name="P15" xml:id="id14" draw:id="id14" draw:layer="layout" svg:width="6.286cm" svg:height="1.305cm" svg:x="26.433cm" svg:y="8.432cm">
          <text:p text:style-name="P5"><text:span text:style-name="T3">新規ユーザー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8" draw:style-name="gr15" draw:text-style-name="P15" xml:id="id13" draw:id="id13" draw:layer="layout" svg:width="6.286cm" svg:height="1.305cm" svg:x="26.433cm" svg:y="10.144cm">
          <text:p text:style-name="P5"><text:span text:style-name="T3">既存ユーザー編集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5" draw:style-name="gr16" draw:text-style-name="P4" draw:layer="layout" svg:x1="0cm" svg:y1="0cm" svg:x2="0.001cm" svg:y2="0.001cm">
          <text:p/>
        </draw:line>
        <draw:line draw:name="Line 29" draw:style-name="gr16" draw:text-style-name="P4" draw:layer="layout" svg:x1="0cm" svg:y1="0cm" svg:x2="0.001cm" svg:y2="0.001cm">
          <text:p/>
        </draw:line>
        <draw:line draw:name="Line 31" draw:style-name="gr16" draw:text-style-name="P4" draw:layer="layout" svg:x1="0cm" svg:y1="0cm" svg:x2="0.001cm" svg:y2="0.001cm">
          <text:p/>
        </draw:line>
        <draw:line draw:name="Line 32" draw:style-name="gr16" draw:text-style-name="P4" draw:layer="layout" svg:x1="0cm" svg:y1="0cm" svg:x2="0.001cm" svg:y2="0.001cm">
          <text:p/>
        </draw:line>
        <draw:line draw:name="Line 33" draw:style-name="gr16" draw:text-style-name="P4" draw:layer="layout" svg:x1="0cm" svg:y1="0cm" svg:x2="0.001cm" svg:y2="0.001cm">
          <text:p/>
        </draw:line>
        <draw:line draw:name="Line 34" draw:style-name="gr16" draw:text-style-name="P4" draw:layer="layout" svg:x1="0cm" svg:y1="0cm" svg:x2="0.001cm" svg:y2="0.001cm">
          <text:p/>
        </draw:line>
        <draw:line draw:name="Line 35" draw:style-name="gr16" draw:text-style-name="P4" draw:layer="layout" svg:x1="0cm" svg:y1="0cm" svg:x2="0.001cm" svg:y2="0.001cm">
          <text:p/>
        </draw:line>
        <draw:line draw:name="Line 36" draw:style-name="gr16" draw:text-style-name="P4" draw:layer="layout" svg:x1="0cm" svg:y1="0cm" svg:x2="0.001cm" svg:y2="0.001cm">
          <text:p/>
        </draw:line>
        <draw:line draw:name="Line 37" draw:style-name="gr16" draw:text-style-name="P4" draw:layer="layout" svg:x1="0cm" svg:y1="0cm" svg:x2="0.001cm" svg:y2="0.001cm">
          <text:p/>
        </draw:line>
        <draw:line draw:name="Line 38" draw:style-name="gr16" draw:text-style-name="P4" draw:layer="layout" svg:x1="0cm" svg:y1="0cm" svg:x2="0.001cm" svg:y2="0.001cm">
          <text:p/>
        </draw:line>
        <draw:line draw:name="Line 39" draw:style-name="gr16" draw:text-style-name="P4" draw:layer="layout" svg:x1="0cm" svg:y1="0cm" svg:x2="0.001cm" svg:y2="0.001cm">
          <text:p/>
        </draw:line>
        <draw:line draw:name="Line 40" draw:style-name="gr16" draw:text-style-name="P4" draw:layer="layout" svg:x1="0cm" svg:y1="0cm" svg:x2="0.001cm" svg:y2="0.001cm">
          <text:p/>
        </draw:line>
        <draw:line draw:name="Line 41" draw:style-name="gr16" draw:text-style-name="P4" draw:layer="layout" svg:x1="0cm" svg:y1="0cm" svg:x2="0.001cm" svg:y2="0.001cm">
          <text:p/>
        </draw:line>
        <draw:custom-shape draw:name="CustomShape 109" draw:style-name="gr10" draw:text-style-name="P10" xml:id="id9" draw:id="id9" draw:layer="layout" svg:width="7.873cm" svg:height="1.305cm" svg:x="2.104cm" svg:y="10.387cm">
          <text:p text:style-name="P5"><text:span text:style-name="T11">正解画面</text:span><text:span text:style-name="T12">（説明）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42" draw:style-name="gr16" draw:text-style-name="P4" draw:layer="layout" svg:x1="0cm" svg:y1="0cm" svg:x2="0.001cm" svg:y2="0.001cm">
          <text:p/>
        </draw:line>
        <draw:connector draw:style-name="gr17" draw:text-style-name="P16" draw:layer="layout" svg:x1="15.584cm" svg:y1="2.494cm" svg:x2="15.584cm" svg:y2="3.715cm" draw:start-shape="id1" draw:start-glue-point="2" draw:end-shape="id2" draw:end-glue-point="0" svg:d="M15584 2494v1221" svg:viewBox="0 0 1 1222">
          <text:p/>
        </draw:connector>
        <draw:connector draw:style-name="gr17" draw:text-style-name="P16" draw:layer="layout" svg:x1="15.584cm" svg:y1="5.02cm" svg:x2="25.358cm" svg:y2="6.415cm" draw:start-shape="id2" draw:start-glue-point="2" draw:end-shape="id3" svg:d="M15584 5020v697h9774v698" svg:viewBox="0 0 9775 1396">
          <text:p/>
        </draw:connector>
        <draw:connector draw:style-name="gr17" draw:text-style-name="P16" draw:layer="layout" svg:x1="15.584cm" svg:y1="5.02cm" svg:x2="15.584cm" svg:y2="6.497cm" draw:start-shape="id2" draw:end-shape="id4" svg:d="M15584 5020v1477" svg:viewBox="0 0 1 1478">
          <text:p/>
        </draw:connector>
        <draw:connector draw:style-name="gr17" draw:text-style-name="P16" draw:layer="layout" svg:x1="15.584cm" svg:y1="5.02cm" svg:x2="6.028cm" svg:y2="6.497cm" draw:start-shape="id2" draw:start-glue-point="2" draw:end-shape="id5" svg:d="M15584 5020v738h-9556v739" svg:viewBox="0 0 9557 1478">
          <text:p/>
        </draw:connector>
        <draw:connector draw:style-name="gr17" draw:text-style-name="P16" draw:layer="layout" svg:x1="6.028cm" svg:y1="13.61cm" svg:x2="7.067cm" svg:y2="18.027cm" draw:start-shape="id6" draw:start-glue-point="2" draw:end-shape="id7" draw:end-glue-point="3" svg:d="M6028 13610v4417h1039" svg:viewBox="0 0 1040 4418">
          <text:p/>
        </draw:connector>
        <draw:connector draw:style-name="gr17" draw:text-style-name="P16" draw:layer="layout" svg:x1="6.028cm" svg:y1="9.756cm" svg:x2="6.04cm" svg:y2="10.387cm" draw:start-shape="id8" draw:start-glue-point="2" draw:end-shape="id9" draw:end-glue-point="0" svg:d="M6028 9756v315h12v316" svg:viewBox="0 0 13 632">
          <text:p/>
        </draw:connector>
        <draw:connector draw:style-name="gr17" draw:text-style-name="P16" draw:layer="layout" svg:x1="6.028cm" svg:y1="7.802cm" svg:x2="6.028cm" svg:y2="8.451cm" draw:start-shape="id5" draw:start-glue-point="2" draw:end-shape="id8" draw:end-glue-point="0" svg:d="M6028 7802v649" svg:viewBox="0 0 1 650">
          <text:p/>
        </draw:connector>
        <draw:connector draw:style-name="gr17" draw:text-style-name="P16" draw:layer="layout" svg:x1="6.04cm" svg:y1="11.692cm" svg:x2="6.028cm" svg:y2="12.305cm" draw:start-shape="id9" draw:start-glue-point="2" draw:end-shape="id6" draw:end-glue-point="0" svg:d="M6040 11692v306h-12v307" svg:viewBox="0 0 13 614">
          <text:p/>
        </draw:connector>
        <draw:connector draw:style-name="gr17" draw:text-style-name="P16" draw:layer="layout" svg:x1="6.028cm" svg:y1="13.685cm" svg:x2="7.068cm" svg:y2="15.016cm" svg:d="M6028 13685v666h1040v665" svg:viewBox="0 0 1041 1332">
          <text:p/>
        </draw:connector>
        <draw:connector draw:style-name="gr17" draw:text-style-name="P16" draw:layer="layout" draw:line-skew="-0.245cm" svg:x1="6.028cm" svg:y1="13.685cm" svg:x2="7.068cm" svg:y2="16.484cm" draw:end-shape="id10" draw:end-glue-point="3" svg:d="M6028 13685h6v2799h1034" svg:viewBox="0 0 1041 2800">
          <text:p/>
        </draw:connector>
        <draw:connector draw:style-name="gr17" draw:text-style-name="P16" draw:layer="layout" svg:x1="15.584cm" svg:y1="7.802cm" svg:x2="16.61cm" svg:y2="9.047cm" draw:start-shape="id4" draw:start-glue-point="2" draw:end-shape="id11" svg:d="M15584 7802v1245h1026" svg:viewBox="0 0 1027 1246">
          <text:p/>
        </draw:connector>
        <draw:connector draw:style-name="gr17" draw:text-style-name="P16" draw:layer="layout" svg:x1="15.584cm" svg:y1="7.802cm" svg:x2="16.61cm" svg:y2="10.759cm" draw:start-shape="id4" draw:start-glue-point="2" draw:end-shape="id12" draw:end-glue-point="3" svg:d="M15584 7802v2957h1026" svg:viewBox="0 0 1027 2958">
          <text:p/>
        </draw:connector>
        <draw:connector draw:style-name="gr17" draw:text-style-name="P16" draw:layer="layout" svg:x1="25.358cm" svg:y1="7.72cm" svg:x2="26.433cm" svg:y2="10.796cm" draw:start-shape="id3" draw:start-glue-point="2" draw:end-shape="id13" draw:end-glue-point="3" svg:d="M25358 7720v3076h1075" svg:viewBox="0 0 1076 3077">
          <text:p/>
        </draw:connector>
        <draw:connector draw:style-name="gr17" draw:text-style-name="P16" draw:layer="layout" svg:x1="25.358cm" svg:y1="7.72cm" svg:x2="26.433cm" svg:y2="9.084cm" draw:start-shape="id3" draw:start-glue-point="2" draw:end-shape="id14" draw:end-glue-point="3" svg:d="M25358 7720v1364h1075" svg:viewBox="0 0 1076 1365">
          <text:p/>
        </draw:connector>
        <draw:frame draw:style-name="gr18" draw:text-style-name="P17" draw:layer="layout" svg:width="10.306cm" svg:height="0.886cm" svg:x="23.142cm" svg:y="0.527cm">
          <draw:text-box>
            <text:p>※ユーザー登録を管理者が行う場合</text:p>
          </draw:text-box>
        </draw:fram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フローチャート: 端子 3" draw:style-name="gr19" draw:text-style-name="P9" xml:id="id39" draw:id="id39" draw:layer="layout" svg:width="5.393cm" svg:height="0.75cm" svg:x="1.734cm" svg:y="1.02cm">
          <text:p text:style-name="P5"><text:span text:style-name="T15">開始</text:span></text:p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フローチャート: 判断 7" draw:style-name="gr20" draw:text-style-name="P9" xml:id="id16" draw:id="id16" draw:layer="layout" svg:width="5.393cm" svg:height="0.75cm" svg:x="1.721cm" svg:y="3.614cm">
          <text:p text:style-name="P5"><text:span text:style-name="T15">ユーザー登録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テキスト ボックス 16" draw:style-name="gr21" draw:text-style-name="P8" draw:layer="layout" svg:width="3.795cm" svg:height="0.762cm" svg:x="7.372cm" svg:y="1.807cm">
          <text:p text:style-name="P1"><text:span text:style-name="T16">新規登録・修正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22" draw:text-style-name="P8" draw:layer="layout" svg:width="2.45cm" svg:height="0.762cm" svg:x="4.417cm" svg:y="4.421cm">
          <text:p text:style-name="P1"><text:span text:style-name="T16">登録済み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ローチャート: 処理 10" draw:style-name="gr23" draw:text-style-name="P9" xml:id="id30" draw:id="id30" draw:layer="layout" svg:width="5.393cm" svg:height="0.75cm" svg:x="9.495cm" svg:y="3.059cm">
          <text:p text:style-name="P5"><text:span text:style-name="T15">新規・登録修正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ローチャート: 磁気ディスク 4" draw:style-name="gr24" draw:text-style-name="P9" xml:id="id31" draw:id="id31" draw:layer="layout" svg:width="5.393cm" svg:height="0.75cm" svg:x="9.499cm" svg:y="4.222cm">
          <text:p text:style-name="P5"><text:span text:style-name="T15">データベース保存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フローチャート: 処理 11" draw:style-name="gr25" draw:text-style-name="P9" xml:id="id19" draw:id="id19" draw:layer="layout" svg:width="5.393cm" svg:height="0.75cm" svg:x="1.73cm" svg:y="6.385cm">
          <text:p text:style-name="P5"><text:span text:style-name="T15">スタート（説明）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ローチャート: 判断 8" draw:style-name="gr26" draw:text-style-name="P9" xml:id="id17" draw:id="id17" draw:layer="layout" svg:width="5.393cm" svg:height="0.75cm" svg:x="1.721cm" svg:y="5.042cm">
          <text:p text:style-name="P5"><text:span text:style-name="T15">クイズ登録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テキスト ボックス 20" draw:style-name="gr21" draw:text-style-name="P8" draw:layer="layout" svg:width="3.795cm" svg:height="0.762cm" svg:x="6.998cm" svg:y="4.833cm">
          <text:p text:style-name="P1"><text:span text:style-name="T16">あ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1" draw:style-name="gr21" draw:text-style-name="P8" draw:layer="layout" svg:width="2.02cm" svg:height="0.762cm" svg:x="4.558cm" svg:y="5.66cm">
          <text:p text:style-name="P1"><text:span text:style-name="T16">な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ローチャート: 判断 9" draw:style-name="gr26" draw:text-style-name="P9" xml:id="id23" draw:id="id23" draw:layer="layout" svg:width="5.393cm" svg:height="0.75cm" svg:x="1.713cm" svg:y="11.52cm">
          <text:p text:style-name="P5"><text:span text:style-name="T15">クイズ回答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テキスト ボックス 22" draw:style-name="gr21" draw:text-style-name="P8" draw:layer="layout" svg:width="3.795cm" svg:height="0.762cm" svg:x="7cm" svg:y="11.171cm">
          <text:p text:style-name="P1"><text:span text:style-name="T16">正解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3" draw:style-name="gr21" draw:text-style-name="P8" draw:layer="layout" svg:width="2.02cm" svg:height="0.762cm" svg:x="4.316cm" svg:y="12.155cm">
          <text:p text:style-name="P1"><text:span text:style-name="T16">不正解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ローチャート: 処理 13" draw:style-name="gr25" draw:text-style-name="P9" xml:id="id26" draw:id="id26" draw:layer="layout" svg:width="5.393cm" svg:height="0.75cm" svg:x="9.446cm" svg:y="11.752cm">
          <text:p text:style-name="P5"><text:span text:style-name="T15">正解得点加算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ローチャート: 処理 14" draw:style-name="gr25" draw:text-style-name="P9" xml:id="id27" draw:id="id27" draw:layer="layout" svg:width="5.393cm" svg:height="0.75cm" svg:x="9.446cm" svg:y="13.208cm">
          <text:p text:style-name="P5"><text:span text:style-name="T15">時間特定加算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ローチャート: 処理 15" draw:style-name="gr23" draw:text-style-name="P9" xml:id="id18" draw:id="id18" draw:layer="layout" svg:width="5.393cm" svg:height="0.75cm" svg:x="9.548cm" svg:y="6.382cm">
          <text:p text:style-name="P5"><text:span text:style-name="T15">新規・登録修正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ローチャート: 磁気ディスク 6" draw:style-name="gr24" draw:text-style-name="P9" xml:id="id25" draw:id="id25" draw:layer="layout" svg:width="5.393cm" svg:height="0.75cm" svg:x="9.552cm" svg:y="7.679cm">
          <text:p text:style-name="P5"><text:span text:style-name="T15">データベース保存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テキスト ボックス 24" draw:style-name="gr21" draw:text-style-name="P8" draw:layer="layout" svg:width="2.976cm" svg:height="0.762cm" svg:x="0.402cm" svg:y="13.167cm">
          <text:p text:style-name="P1"><text:span text:style-name="T16">5</text:span><text:span text:style-name="T16">回繰り返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ローチャート: 処理 16" draw:style-name="gr25" draw:text-style-name="P9" xml:id="id32" draw:id="id32" draw:layer="layout" svg:width="5.393cm" svg:height="0.75cm" svg:x="1.63cm" svg:y="15.795cm">
          <text:p text:style-name="P5"><text:span text:style-name="T15">得点合計表示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ローチャート: 処理 17" draw:style-name="gr25" draw:text-style-name="P9" xml:id="id28" draw:id="id28" draw:layer="layout" svg:width="5.393cm" svg:height="0.75cm" svg:x="18.545cm" svg:y="2.653cm">
          <text:p text:style-name="P5"><text:span text:style-name="T15">ランキング表示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ローチャート: 磁気ディスク 7" draw:style-name="gr24" draw:text-style-name="P9" xml:id="id33" draw:id="id33" draw:layer="layout" svg:width="5.393cm" svg:height="0.75cm" svg:x="1.634cm" svg:y="17.139cm">
          <text:p text:style-name="P5"><text:span text:style-name="T15">データベース保存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フローチャート: 判断 10" draw:style-name="gr26" draw:text-style-name="P9" xml:id="id29" draw:id="id29" draw:layer="layout" svg:width="5.393cm" svg:height="0.75cm" svg:x="18.533cm" svg:y="4.121cm">
          <text:p text:style-name="P5"><text:span text:style-name="T15">得点</text:span><text:span text:style-name="T15">85</text:span><text:span text:style-name="T15">点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フローチャート: 判断 11" draw:style-name="gr26" draw:text-style-name="P9" xml:id="id34" draw:id="id34" draw:layer="layout" svg:width="5.393cm" svg:height="0.75cm" svg:x="18.533cm" svg:y="6.506cm">
          <text:p text:style-name="P5"><text:span text:style-name="T15">得点</text:span><text:span text:style-name="T15">55</text:span><text:span text:style-name="T15">点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四角形: 上の 2 つの角を丸める 3" draw:style-name="gr27" draw:text-style-name="P9" xml:id="id21" draw:id="id21" draw:layer="layout" svg:width="5.393cm" svg:height="0.75cm" svg:x="1.666cm" svg:y="9.001cm">
          <text:p text:style-name="P5"><text:span text:style-name="T17">クイズ出題</text:span><text:span text:style-name="T17">(</text:span><text:span text:style-name="T17">ﾀｲﾏｰｽﾀｰﾄ</text:span><text:span text:style-name="T17">)</text:span></text:p>
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四角形: 上の 2 つの角を丸める 4" draw:style-name="gr28" draw:text-style-name="P7" xml:id="id24" draw:id="id24" draw:layer="layout" svg:width="5.393cm" svg:height="0.75cm" svg:x="1.659cm" svg:y="14.395cm">
          <text:p/>
          <draw:enhanced-geometry draw:mirror-horizontal="true" draw:mirror-vertical="tru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フローチャート: 処理 18" draw:style-name="gr29" draw:text-style-name="P18" draw:layer="layout" svg:width="4.4cm" svg:height="0.75cm" svg:x="2.082cm" svg:y="14.367cm">
          <text:p text:style-name="P5"><text:span text:style-name="T15">正解説明・得点表示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六角形 3" draw:style-name="gr30" draw:text-style-name="P9" xml:id="id20" draw:id="id20" draw:layer="layout" svg:width="5.393cm" svg:height="0.75cm" svg:x="1.689cm" svg:y="7.625cm">
          <text:p text:style-name="P5"><text:span text:style-name="T15">クイズ種類選択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平行四辺形 4" draw:style-name="gr31" draw:text-style-name="P9" xml:id="id35" draw:id="id35" draw:layer="layout" svg:width="5.393cm" svg:height="0.75cm" svg:x="27.947cm" svg:y="5.275cm">
          <text:p text:style-name="P5"><text:span text:style-name="T15">ご褒美画像</text:span></text:p>
          <text:p text:style-name="P5"><text:span text:style-name="T18">(</text:span><text:span text:style-name="T18">大変よくできました</text:span><text:span text:style-name="T18">)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平行四辺形 5" draw:style-name="gr32" draw:text-style-name="P9" xml:id="id37" draw:id="id37" draw:layer="layout" svg:width="5.393cm" svg:height="0.75cm" svg:x="24.35cm" svg:y="7.65cm">
          <text:p text:style-name="P5"><text:span text:style-name="T15">ご褒美画像</text:span></text:p>
          <text:p text:style-name="P5"><text:span text:style-name="T18">(</text:span><text:span text:style-name="T18">まあまあです</text:span><text:span text:style-name="T18">)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平行四辺形 6" draw:style-name="gr33" draw:text-style-name="P9" xml:id="id36" draw:id="id36" draw:layer="layout" svg:width="5.393cm" svg:height="0.75cm" svg:x="18.545cm" svg:y="9.254cm">
          <text:p text:style-name="P5"><text:span text:style-name="T15">ご褒美画像</text:span></text:p>
          <text:p text:style-name="P5"><text:span text:style-name="T18">(</text:span><text:span text:style-name="T18">頑張りましょう</text:span><text:span text:style-name="T18">)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フローチャート: 端子 4" draw:style-name="gr34" draw:text-style-name="P9" xml:id="id38" draw:id="id38" draw:layer="layout" svg:width="5.393cm" svg:height="0.75cm" svg:x="18.548cm" svg:y="11.428cm">
          <text:p text:style-name="P5"><text:span text:style-name="T15">終了</text:span></text:p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onnector draw:style-name="gr17" draw:text-style-name="P16" draw:layer="layout" svg:x1="4.385cm" svg:y1="3.097cm" svg:x2="4.417cm" svg:y2="3.614cm" draw:start-shape="id15" draw:start-glue-point="2" draw:end-shape="id16" draw:end-glue-point="0" svg:d="M4385 3097v259h32v258" svg:viewBox="0 0 33 518">
          <text:p/>
        </draw:connector>
        <draw:connector draw:style-name="gr17" draw:text-style-name="P16" draw:layer="layout" svg:x1="4.417cm" svg:y1="4.364cm" svg:x2="4.417cm" svg:y2="5.042cm" draw:start-shape="id16" draw:end-shape="id17" draw:end-glue-point="0" svg:d="M4417 4364v678" svg:viewBox="0 0 1 679">
          <text:p/>
        </draw:connector>
        <draw:connector draw:style-name="gr17" draw:text-style-name="P16" draw:layer="layout" svg:x1="7.114cm" svg:y1="5.417cm" svg:x2="12.244cm" svg:y2="6.382cm" draw:start-shape="id17" draw:start-glue-point="1" draw:end-shape="id18" draw:end-glue-point="0" svg:d="M7114 5417h5130v965" svg:viewBox="0 0 5131 966">
          <text:p/>
        </draw:connector>
        <draw:connector draw:style-name="gr17" draw:text-style-name="P16" draw:layer="layout" svg:x1="4.417cm" svg:y1="5.792cm" svg:x2="4.426cm" svg:y2="6.385cm" draw:start-shape="id17" draw:start-glue-point="2" draw:end-shape="id19" draw:end-glue-point="0" svg:d="M4417 5792v297h9v296" svg:viewBox="0 0 10 594">
          <text:p/>
        </draw:connector>
        <draw:connector draw:style-name="gr17" draw:text-style-name="P16" draw:layer="layout" svg:x1="4.426cm" svg:y1="7.135cm" svg:x2="4.385cm" svg:y2="7.625cm" draw:start-shape="id19" draw:start-glue-point="2" draw:end-shape="id20" draw:end-glue-point="0" svg:d="M4426 7135v246h-41v244" svg:viewBox="0 0 42 491">
          <text:p/>
        </draw:connector>
        <draw:connector draw:style-name="gr17" draw:text-style-name="P16" draw:layer="layout" svg:x1="4.385cm" svg:y1="8.375cm" svg:x2="4.362cm" svg:y2="9.001cm" draw:start-shape="id20" draw:start-glue-point="2" draw:end-shape="id21" draw:end-glue-point="0" svg:d="M4385 8375v313h-23v313" svg:viewBox="0 0 24 627">
          <text:p/>
        </draw:connector>
        <draw:connector draw:style-name="gr17" draw:text-style-name="P16" draw:layer="layout" svg:x1="4.385cm" svg:y1="10.861cm" svg:x2="4.409cm" svg:y2="11.52cm" draw:start-shape="id22" draw:start-glue-point="2" draw:end-shape="id23" draw:end-glue-point="0" svg:d="M4385 10861v330h24v329" svg:viewBox="0 0 25 660">
          <text:p/>
        </draw:connector>
        <draw:connector draw:style-name="gr17" draw:text-style-name="P16" draw:layer="layout" svg:x1="4.409cm" svg:y1="12.27cm" svg:x2="4.357cm" svg:y2="14.395cm" draw:start-shape="id23" draw:end-shape="id24" draw:end-glue-point="2" svg:d="M4409 12270v1063h-52v1062" svg:viewBox="0 0 53 2126">
          <text:p/>
        </draw:connector>
        <draw:connector draw:style-name="gr17" draw:text-style-name="P16" draw:layer="layout" svg:x1="12.244cm" svg:y1="7.132cm" svg:x2="12.248cm" svg:y2="7.679cm" draw:start-shape="id18" draw:start-glue-point="2" draw:end-shape="id25" draw:end-glue-point="0" svg:d="M12244 7132v274h4v273" svg:viewBox="0 0 5 548">
          <text:p/>
        </draw:connector>
        <draw:connector draw:style-name="gr17" draw:text-style-name="P16" draw:layer="layout" svg:x1="7.106cm" svg:y1="11.895cm" svg:x2="12.142cm" svg:y2="11.752cm" draw:start-shape="id23" draw:start-glue-point="1" draw:end-shape="id26" draw:end-glue-point="0" svg:d="M7106 11895h1170v-679h3866v536" svg:viewBox="0 0 5037 680">
          <text:p/>
        </draw:connector>
        <draw:connector draw:style-name="gr17" draw:text-style-name="P16" draw:layer="layout" svg:x1="12.142cm" svg:y1="12.502cm" svg:x2="12.142cm" svg:y2="13.208cm" draw:start-shape="id26" draw:start-glue-point="2" draw:end-shape="id27" draw:end-glue-point="0" svg:d="M12142 12502v706" svg:viewBox="0 0 1 707">
          <text:p/>
        </draw:connector>
        <draw:connector draw:style-name="gr17" draw:text-style-name="P16" draw:layer="layout" svg:x1="21.241cm" svg:y1="3.403cm" svg:x2="21.229cm" svg:y2="4.121cm" draw:start-shape="id28" draw:start-glue-point="2" draw:end-shape="id29" draw:end-glue-point="0" svg:d="M21241 3403v360h-12v358" svg:viewBox="0 0 13 719">
          <text:p/>
        </draw:connector>
        <draw:connector draw:style-name="gr17" draw:text-style-name="P16" draw:layer="layout" svg:x1="7.114cm" svg:y1="3.989cm" svg:x2="12.191cm" svg:y2="3.059cm" draw:start-shape="id16" draw:start-glue-point="1" draw:end-shape="id30" draw:end-glue-point="0" svg:d="M7114 3989h1190v-1466h3887v536" svg:viewBox="0 0 5078 1467">
          <text:p/>
        </draw:connector>
        <draw:connector draw:style-name="gr17" draw:text-style-name="P16" draw:layer="layout" svg:x1="12.191cm" svg:y1="3.809cm" svg:x2="12.195cm" svg:y2="4.222cm" draw:start-shape="id30" draw:start-glue-point="2" draw:end-shape="id31" draw:end-glue-point="0" svg:d="M12191 3809v207h4v206" svg:viewBox="0 0 5 414">
          <text:p/>
        </draw:connector>
        <draw:connector draw:style-name="gr17" draw:text-style-name="P16" draw:layer="layout" svg:x1="4.357cm" svg:y1="15.145cm" svg:x2="4.326cm" svg:y2="15.795cm" draw:start-shape="id24" draw:start-glue-point="0" draw:end-shape="id32" draw:end-glue-point="0" svg:d="M4357 15145v325h-31v325" svg:viewBox="0 0 32 651">
          <text:p/>
        </draw:connector>
        <draw:connector draw:style-name="gr17" draw:text-style-name="P16" draw:layer="layout" svg:x1="4.326cm" svg:y1="16.545cm" svg:x2="4.33cm" svg:y2="17.139cm" draw:start-shape="id32" draw:start-glue-point="2" draw:end-shape="id33" draw:end-glue-point="0" svg:d="M4326 16545v298h4v296" svg:viewBox="0 0 5 595">
          <text:p/>
        </draw:connector>
        <draw:connector draw:style-name="gr17" draw:text-style-name="P16" draw:layer="layout" draw:line-skew="0cm 4.07cm" svg:x1="4.33cm" svg:y1="17.889cm" svg:x2="21.241cm" svg:y2="2.653cm" draw:start-shape="id33" draw:start-glue-point="2" draw:end-shape="id28" draw:end-glue-point="0" svg:d="M4330 17889v536h12526v-16308h4385v536" svg:viewBox="0 0 16912 16309">
          <text:p/>
        </draw:connector>
        <draw:connector draw:style-name="gr17" draw:text-style-name="P16" draw:layer="layout" svg:x1="21.229cm" svg:y1="4.871cm" svg:x2="21.229cm" svg:y2="6.506cm" draw:start-shape="id29" draw:start-glue-point="2" draw:end-shape="id34" draw:end-glue-point="0" svg:d="M21229 4871v1635" svg:viewBox="0 0 1 1636">
          <text:p/>
        </draw:connector>
        <draw:connector draw:style-name="gr17" draw:text-style-name="P16" draw:layer="layout" svg:x1="23.926cm" svg:y1="4.496cm" svg:x2="30.643cm" svg:y2="5.275cm" draw:start-shape="id29" draw:start-glue-point="1" draw:end-shape="id35" draw:end-glue-point="0" svg:d="M23926 4496h6717v779" svg:viewBox="0 0 6718 780">
          <text:p/>
        </draw:connector>
        <draw:connector draw:style-name="gr17" draw:text-style-name="P16" draw:layer="layout" svg:x1="21.229cm" svg:y1="7.256cm" svg:x2="21.241cm" svg:y2="9.254cm" draw:start-shape="id34" draw:end-shape="id36" draw:end-glue-point="0" svg:d="M21229 7256v1000h12v998" svg:viewBox="0 0 13 1999">
          <text:p/>
        </draw:connector>
        <draw:connector draw:style-name="gr17" draw:text-style-name="P16" draw:layer="layout" svg:x1="23.926cm" svg:y1="6.881cm" svg:x2="27.046cm" svg:y2="7.65cm" draw:start-shape="id34" draw:start-glue-point="1" draw:end-shape="id37" draw:end-glue-point="0" svg:d="M23926 6881h3120v769" svg:viewBox="0 0 3121 770">
          <text:p/>
        </draw:connector>
        <draw:connector draw:style-name="gr17" draw:text-style-name="P16" draw:layer="layout" svg:x1="12.142cm" svg:y1="13.958cm" svg:x2="4.357cm" svg:y2="14.395cm" draw:start-shape="id27" draw:start-glue-point="2" draw:end-shape="id24" draw:end-glue-point="2" svg:d="M12142 13958v537h-3893v-637h-3892v537" svg:viewBox="0 0 7786 638">
          <text:p/>
        </draw:connector>
        <draw:connector draw:style-name="gr17" draw:text-style-name="P16" draw:layer="layout" draw:line-skew="-0.768cm" svg:x1="1.66cm" svg:y1="14.77cm" svg:x2="1.666cm" svg:y2="9.376cm" draw:start-shape="id24" draw:end-shape="id21" draw:end-glue-point="3" svg:d="M1660 14770h-1305v-5394h1311" svg:viewBox="0 0 1312 5395">
          <text:p/>
        </draw:connector>
        <draw:connector draw:style-name="gr17" draw:text-style-name="P16" draw:layer="layout" svg:x1="21.241cm" svg:y1="10.004cm" svg:x2="21.244cm" svg:y2="11.428cm" draw:start-shape="id36" draw:start-glue-point="2" draw:end-shape="id38" draw:end-glue-point="0" svg:d="M21241 10004v713h3v711" svg:viewBox="0 0 4 1425">
          <text:p/>
        </draw:connector>
        <draw:connector draw:style-name="gr17" draw:text-style-name="P16" draw:layer="layout" draw:line-skew="0.669cm" svg:x1="27.046cm" svg:y1="8.4cm" svg:x2="21.244cm" svg:y2="11.428cm" draw:start-shape="id37" draw:start-glue-point="2" draw:end-shape="id38" draw:end-glue-point="0" svg:d="M27046 8400v2184h-5802v844" svg:viewBox="0 0 5803 3029">
          <text:p/>
        </draw:connector>
        <draw:connector draw:style-name="gr17" draw:text-style-name="P16" draw:layer="layout" draw:line-skew="1.886cm" svg:x1="30.643cm" svg:y1="6.025cm" svg:x2="21.244cm" svg:y2="11.428cm" draw:start-shape="id35" draw:start-glue-point="2" draw:end-shape="id38" svg:d="M30643 6025v4588h-9399v815" svg:viewBox="0 0 9400 5404">
          <text:p/>
        </draw:connector>
        <draw:custom-shape draw:name="CustomShape 20" draw:style-name="gr35" draw:text-style-name="P8" draw:layer="layout" svg:width="11.441cm" svg:height="1.101cm" svg:x="10.893cm" svg:y="0.206cm">
          <text:p text:style-name="P1"><text:span text:style-name="T1">【プログラム処理フローチャート１案】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5" draw:style-name="gr36" draw:text-style-name="P8" draw:layer="layout" svg:width="3.795cm" svg:height="0.762cm" svg:x="24.181cm" svg:y="3.763cm">
          <text:p text:style-name="P1"><text:span text:style-name="T16">以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6" draw:style-name="gr37" draw:text-style-name="P8" draw:layer="layout" svg:width="3.795cm" svg:height="0.762cm" svg:x="21.179cm" svg:y="4.893cm">
          <text:p text:style-name="P1"><text:span text:style-name="T16">未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7" draw:style-name="gr38" draw:text-style-name="P8" draw:layer="layout" svg:width="3.795cm" svg:height="0.762cm" svg:x="24.107cm" svg:y="6.111cm">
          <text:p text:style-name="P1"><text:span text:style-name="T16">以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9" draw:style-name="gr39" draw:text-style-name="P8" draw:layer="layout" svg:width="3.795cm" svg:height="0.762cm" svg:x="21.105cm" svg:y="7.241cm">
          <text:p text:style-name="P1"><text:span text:style-name="T16">未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六角形 4" draw:style-name="gr40" draw:text-style-name="P9" xml:id="id22" draw:id="id22" draw:layer="layout" svg:width="5.393cm" svg:height="0.75cm" svg:x="1.689cm" svg:y="10.111cm">
          <text:p text:style-name="P5"><text:span text:style-name="T15">クイズ回答選択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onnector draw:style-name="gr17" draw:text-style-name="P16" draw:layer="layout" svg:x1="4.362cm" svg:y1="9.751cm" svg:x2="4.385cm" svg:y2="10.111cm" draw:start-shape="id21" draw:start-glue-point="2" draw:end-shape="id22" draw:end-glue-point="0" svg:d="M4362 9751v181h23v179" svg:viewBox="0 0 24 361">
          <text:p/>
        </draw:connector>
        <draw:custom-shape draw:name="六角形 1" draw:style-name="gr30" draw:text-style-name="P9" xml:id="id15" draw:id="id15" draw:layer="layout" svg:width="5.393cm" svg:height="0.75cm" svg:x="1.689cm" svg:y="2.347cm">
          <text:p text:style-name="P5"><text:span text:style-name="T15">ログイン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onnector draw:style-name="gr17" draw:text-style-name="P16" draw:layer="layout" svg:x1="4.43cm" svg:y1="1.77cm" svg:x2="4.385cm" svg:y2="2.347cm" draw:start-shape="id39" draw:start-glue-point="2" draw:end-shape="id15" draw:end-glue-point="0" svg:d="M4430 1770v289h-45v288" svg:viewBox="0 0 46 578">
          <text:p/>
        </draw:connector>
        <draw:frame draw:style-name="gr18" draw:text-style-name="P17" draw:layer="layout" svg:width="10.306cm" svg:height="0.886cm" svg:x="23.142cm" svg:y="0.527cm">
          <draw:text-box>
            <text:p>※ユーザー登録を管理者が行う場合</text:p>
          </draw:text-box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" draw:text-style-name="P2" draw:layer="layout" svg:width="12.011cm" svg:height="1.101cm" svg:x="0.783cm" svg:y="0.503cm">
          <text:p text:style-name="P1"><text:span text:style-name="T1">【サイトマップイメージ２案】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7" xml:id="id40" draw:id="id40" draw:layer="layout" svg:width="7.873cm" svg:height="1.305cm" svg:x="11.648cm" svg:y="1.189cm">
          <text:p text:style-name="P5"><text:span text:style-name="T11">ログイン画面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6" draw:text-style-name="P7" xml:id="id41" draw:id="id41" draw:layer="layout" svg:width="7.873cm" svg:height="1.305cm" svg:x="11.648cm" svg:y="3.715cm">
          <text:p text:style-name="P5"><text:span text:style-name="T11">HOME</text:span><text:span text:style-name="T11">画面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" draw:style-name="gr41" draw:text-style-name="P19" xml:id="id44" draw:id="id44" draw:layer="layout" svg:width="7.873cm" svg:height="1.305cm" svg:x="2.092cm" svg:y="6.497cm">
          <text:p text:style-name="P5"><text:span text:style-name="T11">クイズ画面</text:span><text:span text:style-name="T12">（スタート、条件選択）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" draw:style-name="gr42" draw:text-style-name="P20" xml:id="id42" draw:id="id42" draw:layer="layout" svg:width="7.873cm" svg:height="1.305cm" svg:x="21.422cm" svg:y="3.715cm">
          <text:p text:style-name="P5"><text:span text:style-name="T11">ログインユーザー登録</text:span><text:span text:style-name="T13">(</text:span><text:span text:style-name="T13">削除</text:span><text:span text:style-name="T13">)</text:span></text:p>
          <draw:enhanced-geometry draw:mirror-horizontal="false" draw:mirror-vertical="false" svg:viewBox="0 0 0 0" draw:text-areas="?f5 ?f5 ?f6 ?f7" draw:type="ooxml-roundRect" draw:modifiers="695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43" draw:text-style-name="P21" xml:id="id43" draw:id="id43" draw:layer="layout" svg:width="7.873cm" svg:height="1.305cm" svg:x="11.648cm" svg:y="6.497cm">
          <text:p text:style-name="P5"><text:span text:style-name="T11">クイズ登録画面</text:span><text:span text:style-name="T11">(</text:span><text:span text:style-name="T11">削除</text:span><text:span text:style-name="T11">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41" draw:text-style-name="P19" xml:id="id47" draw:id="id47" draw:layer="layout" svg:width="7.873cm" svg:height="1.305cm" svg:x="2.092cm" svg:y="8.451cm">
          <text:p text:style-name="P5"><text:span text:style-name="T11">クイズ画面</text:span><text:span text:style-name="T12">（出題画面①～⑤）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" draw:style-name="gr44" draw:text-style-name="P22" draw:layer="layout" svg:width="7.873cm" svg:height="1.305cm" svg:x="7.068cm" svg:y="14.289cm">
          <text:p text:style-name="P5"><text:span text:style-name="T3">ご褒美画像</text:span><text:span text:style-name="T14">（大変よくできました）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44" draw:text-style-name="P22" xml:id="id49" draw:id="id49" draw:layer="layout" svg:width="7.873cm" svg:height="1.305cm" svg:x="7.068cm" svg:y="15.832cm">
          <text:p text:style-name="P5"><text:span text:style-name="T3">ご褒美画像</text:span><text:span text:style-name="T14">（まあまあです）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0" draw:style-name="gr44" draw:text-style-name="P22" xml:id="id46" draw:id="id46" draw:layer="layout" svg:width="7.873cm" svg:height="1.305cm" svg:x="7.067cm" svg:y="17.375cm">
          <text:p text:style-name="P5"><text:span text:style-name="T3">ご褒美画像</text:span><text:span text:style-name="T14">（頑張りましょう）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1" draw:style-name="gr41" draw:text-style-name="P19" xml:id="id45" draw:id="id45" draw:layer="layout" svg:width="7.873cm" svg:height="1.305cm" svg:x="2.092cm" svg:y="12.305cm">
          <text:p text:style-name="P5"><text:span text:style-name="T11">結果発表画面</text:span><text:span text:style-name="T12">（ランキング）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2" draw:style-name="gr45" draw:text-style-name="P23" xml:id="id50" draw:id="id50" draw:layer="layout" svg:width="6.286cm" svg:height="1.305cm" svg:x="16.61cm" svg:y="8.395cm">
          <text:p text:style-name="P5"><text:span text:style-name="T3">新規ユーザー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3" draw:style-name="gr45" draw:text-style-name="P23" xml:id="id51" draw:id="id51" draw:layer="layout" svg:width="6.286cm" svg:height="1.305cm" svg:x="16.61cm" svg:y="10.107cm">
          <text:p text:style-name="P5"><text:span text:style-name="T3">既存ユーザー編集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4" draw:style-name="gr46" draw:text-style-name="P24" xml:id="id53" draw:id="id53" draw:layer="layout" svg:width="6.286cm" svg:height="1.305cm" svg:x="26.433cm" svg:y="5.732cm">
          <text:p text:style-name="P5"><text:span text:style-name="T3">新規ユーザー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5" draw:style-name="gr46" draw:text-style-name="P24" xml:id="id52" draw:id="id52" draw:layer="layout" svg:width="6.286cm" svg:height="1.305cm" svg:x="26.433cm" svg:y="7.444cm">
          <text:p text:style-name="P5"><text:span text:style-name="T3">既存ユーザー編集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6" draw:style-name="gr16" draw:text-style-name="P4" draw:layer="layout" svg:x1="0cm" svg:y1="0cm" svg:x2="0.001cm" svg:y2="0.001cm">
          <text:p/>
        </draw:line>
        <draw:line draw:name="Line 17" draw:style-name="gr16" draw:text-style-name="P4" draw:layer="layout" svg:x1="0cm" svg:y1="0cm" svg:x2="0.001cm" svg:y2="0.001cm">
          <text:p/>
        </draw:line>
        <draw:line draw:name="Line 18" draw:style-name="gr16" draw:text-style-name="P4" draw:layer="layout" svg:x1="0cm" svg:y1="0cm" svg:x2="0.001cm" svg:y2="0.001cm">
          <text:p/>
        </draw:line>
        <draw:line draw:name="Line 19" draw:style-name="gr16" draw:text-style-name="P4" draw:layer="layout" svg:x1="0cm" svg:y1="0cm" svg:x2="0.001cm" svg:y2="0.001cm">
          <text:p/>
        </draw:line>
        <draw:line draw:name="Line 20" draw:style-name="gr16" draw:text-style-name="P4" draw:layer="layout" svg:x1="0cm" svg:y1="0cm" svg:x2="0.001cm" svg:y2="0.001cm">
          <text:p/>
        </draw:line>
        <draw:line draw:name="Line 21" draw:style-name="gr16" draw:text-style-name="P4" draw:layer="layout" svg:x1="0cm" svg:y1="0cm" svg:x2="0.001cm" svg:y2="0.001cm">
          <text:p/>
        </draw:line>
        <draw:line draw:name="Line 22" draw:style-name="gr16" draw:text-style-name="P4" draw:layer="layout" svg:x1="0cm" svg:y1="0cm" svg:x2="0.001cm" svg:y2="0.001cm">
          <text:p/>
        </draw:line>
        <draw:line draw:name="Line 23" draw:style-name="gr16" draw:text-style-name="P4" draw:layer="layout" svg:x1="0cm" svg:y1="0cm" svg:x2="0.001cm" svg:y2="0.001cm">
          <text:p/>
        </draw:line>
        <draw:line draw:name="Line 24" draw:style-name="gr16" draw:text-style-name="P4" draw:layer="layout" svg:x1="0cm" svg:y1="0cm" svg:x2="0.001cm" svg:y2="0.001cm">
          <text:p/>
        </draw:line>
        <draw:line draw:name="Line 25" draw:style-name="gr16" draw:text-style-name="P4" draw:layer="layout" svg:x1="0cm" svg:y1="0cm" svg:x2="0.001cm" svg:y2="0.001cm">
          <text:p/>
        </draw:line>
        <draw:line draw:name="Line 26" draw:style-name="gr16" draw:text-style-name="P4" draw:layer="layout" svg:x1="0cm" svg:y1="0cm" svg:x2="0.001cm" svg:y2="0.001cm">
          <text:p/>
        </draw:line>
        <draw:line draw:name="Line 27" draw:style-name="gr16" draw:text-style-name="P4" draw:layer="layout" svg:x1="0cm" svg:y1="0cm" svg:x2="0.001cm" svg:y2="0.001cm">
          <text:p/>
        </draw:line>
        <draw:line draw:name="Line 28" draw:style-name="gr16" draw:text-style-name="P4" draw:layer="layout" svg:x1="0cm" svg:y1="0cm" svg:x2="0.001cm" svg:y2="0.001cm">
          <text:p/>
        </draw:line>
        <draw:custom-shape draw:name="CustomShape 29" draw:style-name="gr41" draw:text-style-name="P19" xml:id="id48" draw:id="id48" draw:layer="layout" svg:width="7.873cm" svg:height="1.305cm" svg:x="2.104cm" svg:y="10.387cm">
          <text:p text:style-name="P5"><text:span text:style-name="T11">正解画面</text:span><text:span text:style-name="T12">（説明）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30" draw:style-name="gr16" draw:text-style-name="P4" draw:layer="layout" svg:x1="0cm" svg:y1="0cm" svg:x2="0.001cm" svg:y2="0.001cm">
          <text:p/>
        </draw:line>
        <draw:connector draw:style-name="gr17" draw:text-style-name="P16" draw:layer="layout" svg:x1="15.584cm" svg:y1="2.494cm" svg:x2="15.584cm" svg:y2="3.715cm" draw:start-shape="id40" draw:start-glue-point="2" draw:end-shape="id41" draw:end-glue-point="0" svg:d="M15584 2494v1221" svg:viewBox="0 0 1 1222">
          <text:p/>
        </draw:connector>
        <draw:connector draw:style-name="gr17" draw:text-style-name="P16" draw:layer="layout" svg:x1="15.584cm" svg:y1="2.494cm" svg:x2="25.358cm" svg:y2="3.715cm" draw:start-shape="id40" draw:start-glue-point="2" draw:end-shape="id42" svg:d="M15584 2494v610h9774v611" svg:viewBox="0 0 9775 1222">
          <text:p/>
        </draw:connector>
        <draw:connector draw:style-name="gr17" draw:text-style-name="P16" draw:layer="layout" svg:x1="15.584cm" svg:y1="5.02cm" svg:x2="15.584cm" svg:y2="6.497cm" draw:start-shape="id41" draw:end-shape="id43" svg:d="M15584 5020v1477" svg:viewBox="0 0 1 1478">
          <text:p/>
        </draw:connector>
        <draw:connector draw:style-name="gr17" draw:text-style-name="P16" draw:layer="layout" svg:x1="15.584cm" svg:y1="5.02cm" svg:x2="6.028cm" svg:y2="6.497cm" draw:start-shape="id41" draw:start-glue-point="2" draw:end-shape="id44" svg:d="M15584 5020v738h-9556v739" svg:viewBox="0 0 9557 1478">
          <text:p/>
        </draw:connector>
        <draw:connector draw:style-name="gr17" draw:text-style-name="P16" draw:layer="layout" svg:x1="6.028cm" svg:y1="13.61cm" svg:x2="7.067cm" svg:y2="18.027cm" draw:start-shape="id45" draw:start-glue-point="2" draw:end-shape="id46" draw:end-glue-point="3" svg:d="M6028 13610v4417h1039" svg:viewBox="0 0 1040 4418">
          <text:p/>
        </draw:connector>
        <draw:connector draw:style-name="gr17" draw:text-style-name="P16" draw:layer="layout" svg:x1="6.028cm" svg:y1="9.756cm" svg:x2="6.04cm" svg:y2="10.387cm" draw:start-shape="id47" draw:start-glue-point="2" draw:end-shape="id48" draw:end-glue-point="0" svg:d="M6028 9756v315h12v316" svg:viewBox="0 0 13 632">
          <text:p/>
        </draw:connector>
        <draw:connector draw:style-name="gr17" draw:text-style-name="P16" draw:layer="layout" svg:x1="6.028cm" svg:y1="7.802cm" svg:x2="6.028cm" svg:y2="8.451cm" draw:start-shape="id44" draw:start-glue-point="2" draw:end-shape="id47" draw:end-glue-point="0" svg:d="M6028 7802v649" svg:viewBox="0 0 1 650">
          <text:p/>
        </draw:connector>
        <draw:connector draw:style-name="gr17" draw:text-style-name="P16" draw:layer="layout" svg:x1="6.04cm" svg:y1="11.692cm" svg:x2="6.028cm" svg:y2="12.305cm" draw:start-shape="id48" draw:start-glue-point="2" draw:end-shape="id45" draw:end-glue-point="0" svg:d="M6040 11692v306h-12v307" svg:viewBox="0 0 13 614">
          <text:p/>
        </draw:connector>
        <draw:connector draw:style-name="gr17" draw:text-style-name="P16" draw:layer="layout" svg:x1="6.028cm" svg:y1="13.685cm" svg:x2="7.068cm" svg:y2="15.016cm" svg:d="M6028 13685v1331h1040" svg:viewBox="0 0 1041 1332">
          <text:p/>
        </draw:connector>
        <draw:connector draw:style-name="gr17" draw:text-style-name="P16" draw:layer="layout" draw:line-skew="-0.245cm" svg:x1="6.028cm" svg:y1="13.685cm" svg:x2="7.068cm" svg:y2="16.484cm" draw:end-shape="id49" draw:end-glue-point="3" svg:d="M6028 13685h6v2799h1034" svg:viewBox="0 0 1041 2800">
          <text:p/>
        </draw:connector>
        <draw:connector draw:style-name="gr17" draw:text-style-name="P16" draw:layer="layout" svg:x1="15.584cm" svg:y1="7.802cm" svg:x2="16.61cm" svg:y2="9.047cm" draw:start-shape="id43" draw:start-glue-point="2" draw:end-shape="id50" svg:d="M15584 7802v1245h1026" svg:viewBox="0 0 1027 1246">
          <text:p/>
        </draw:connector>
        <draw:connector draw:style-name="gr17" draw:text-style-name="P16" draw:layer="layout" svg:x1="15.584cm" svg:y1="7.802cm" svg:x2="16.61cm" svg:y2="10.759cm" draw:start-shape="id43" draw:start-glue-point="2" draw:end-shape="id51" draw:end-glue-point="3" svg:d="M15584 7802v2957h1026" svg:viewBox="0 0 1027 2958">
          <text:p/>
        </draw:connector>
        <draw:connector draw:style-name="gr17" draw:text-style-name="P16" draw:layer="layout" svg:x1="25.358cm" svg:y1="5.02cm" svg:x2="26.433cm" svg:y2="8.096cm" draw:start-shape="id42" draw:start-glue-point="2" draw:end-shape="id52" draw:end-glue-point="3" svg:d="M25358 5020v3076h1075" svg:viewBox="0 0 1076 3077">
          <text:p/>
        </draw:connector>
        <draw:connector draw:style-name="gr17" draw:text-style-name="P16" draw:layer="layout" svg:x1="25.358cm" svg:y1="5.02cm" svg:x2="26.433cm" svg:y2="6.384cm" draw:start-shape="id42" draw:start-glue-point="2" draw:end-shape="id53" draw:end-glue-point="3" svg:d="M25358 5020v1364h1075" svg:viewBox="0 0 1076 1365">
          <text:p/>
        </draw:connector>
        <draw:frame draw:style-name="gr18" draw:text-style-name="P17" draw:layer="layout" svg:width="9.477cm" svg:height="1.521cm" svg:x="24.073cm" svg:y="0.266cm">
          <draw:text-box>
            <text:p>※ユーザー登録を</text:p>
            <text:p>　それぞれのユーザーが行う場合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フローチャート: 端子 1" draw:style-name="gr6" draw:text-style-name="P7" xml:id="id54" draw:id="id54" draw:layer="layout" svg:width="5.393cm" svg:height="0.75cm" svg:x="1.734cm" svg:y="1.02cm">
          <text:p text:style-name="P5"><text:span text:style-name="T15">開始</text:span></text:p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フローチャート: 判断 2" draw:style-name="gr6" draw:text-style-name="P7" xml:id="id55" draw:id="id55" draw:layer="layout" svg:width="5.393cm" svg:height="0.75cm" svg:x="1.721cm" svg:y="2.414cm">
          <text:p text:style-name="P5"><text:span text:style-name="T15">ログイン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テキスト ボックス 3" draw:style-name="gr21" draw:text-style-name="P2" draw:layer="layout" svg:width="3.795cm" svg:height="0.762cm" svg:x="7.372cm" svg:y="1.807cm">
          <text:p text:style-name="P1"><text:span text:style-name="T16">新規登録・修正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6" draw:style-name="gr47" draw:text-style-name="P8" draw:layer="layout" svg:width="2.45cm" svg:height="0.762cm" svg:x="4.417cm" svg:y="3.221cm">
          <text:p text:style-name="P1"><text:span text:style-name="T16">登録済み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ローチャート: 処理 4" draw:style-name="gr6" draw:text-style-name="P7" xml:id="id69" draw:id="id69" draw:layer="layout" svg:width="5.393cm" svg:height="0.75cm" svg:x="9.495cm" svg:y="3.059cm">
          <text:p text:style-name="P5"><text:span text:style-name="T15">新規・登録修正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ローチャート: 磁気ディスク 5" draw:style-name="gr6" draw:text-style-name="P7" xml:id="id70" draw:id="id70" draw:layer="layout" svg:width="5.393cm" svg:height="0.75cm" svg:x="9.499cm" svg:y="4.222cm">
          <text:p text:style-name="P5"><text:span text:style-name="T15">データベース保存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フローチャート: 処理 12" draw:style-name="gr48" draw:text-style-name="P7" xml:id="id58" draw:id="id58" draw:layer="layout" svg:width="5.393cm" svg:height="0.75cm" svg:x="1.73cm" svg:y="6.385cm">
          <text:p text:style-name="P5"><text:span text:style-name="T15">スタート（説明）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ローチャート: 判断 13" draw:style-name="gr48" draw:text-style-name="P7" xml:id="id56" draw:id="id56" draw:layer="layout" svg:width="5.393cm" svg:height="0.75cm" svg:x="1.721cm" svg:y="5.042cm">
          <text:p text:style-name="P5"><text:span text:style-name="T15">クイズ登録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テキスト ボックス 14" draw:style-name="gr21" draw:text-style-name="P2" draw:layer="layout" svg:width="3.795cm" svg:height="0.762cm" svg:x="6.998cm" svg:y="4.833cm">
          <text:p text:style-name="P1"><text:span text:style-name="T16">あ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5" draw:style-name="gr21" draw:text-style-name="P2" draw:layer="layout" svg:width="2.02cm" svg:height="0.762cm" svg:x="4.558cm" svg:y="5.66cm">
          <text:p text:style-name="P1"><text:span text:style-name="T16">な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ローチャート: 判断 17" draw:style-name="gr48" draw:text-style-name="P7" xml:id="id62" draw:id="id62" draw:layer="layout" svg:width="5.393cm" svg:height="0.75cm" svg:x="1.713cm" svg:y="11.52cm">
          <text:p text:style-name="P5"><text:span text:style-name="T15">クイズ回答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テキスト ボックス 18" draw:style-name="gr21" draw:text-style-name="P2" draw:layer="layout" svg:width="3.795cm" svg:height="0.762cm" svg:x="7cm" svg:y="11.171cm">
          <text:p text:style-name="P1"><text:span text:style-name="T16">正解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21" draw:text-style-name="P2" draw:layer="layout" svg:width="2.02cm" svg:height="0.762cm" svg:x="4.316cm" svg:y="12.155cm">
          <text:p text:style-name="P1"><text:span text:style-name="T16">不正解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ローチャート: 処理 20" draw:style-name="gr48" draw:text-style-name="P7" xml:id="id65" draw:id="id65" draw:layer="layout" svg:width="5.393cm" svg:height="0.75cm" svg:x="9.446cm" svg:y="11.752cm">
          <text:p text:style-name="P5"><text:span text:style-name="T15">正解得点加算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ローチャート: 処理 21" draw:style-name="gr48" draw:text-style-name="P7" xml:id="id66" draw:id="id66" draw:layer="layout" svg:width="5.393cm" svg:height="0.75cm" svg:x="9.446cm" svg:y="13.208cm">
          <text:p text:style-name="P5"><text:span text:style-name="T15">時間特定加算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ローチャート: 処理 26" draw:style-name="gr6" draw:text-style-name="P7" xml:id="id57" draw:id="id57" draw:layer="layout" svg:width="5.393cm" svg:height="0.75cm" svg:x="9.548cm" svg:y="6.382cm">
          <text:p text:style-name="P5"><text:span text:style-name="T15">新規・登録修正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ローチャート: 磁気ディスク 27" draw:style-name="gr6" draw:text-style-name="P7" xml:id="id64" draw:id="id64" draw:layer="layout" svg:width="5.393cm" svg:height="0.75cm" svg:x="9.552cm" svg:y="7.679cm">
          <text:p text:style-name="P5"><text:span text:style-name="T15">データベース保存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テキスト ボックス 28" draw:style-name="gr21" draw:text-style-name="P2" draw:layer="layout" svg:width="2.976cm" svg:height="0.762cm" svg:x="0.402cm" svg:y="13.167cm">
          <text:p text:style-name="P1"><text:span text:style-name="T16">5</text:span><text:span text:style-name="T16">回繰り返す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ローチャート: 処理 29" draw:style-name="gr48" draw:text-style-name="P7" xml:id="id71" draw:id="id71" draw:layer="layout" svg:width="5.393cm" svg:height="0.75cm" svg:x="1.63cm" svg:y="15.795cm">
          <text:p text:style-name="P5"><text:span text:style-name="T15">得点合計表示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ローチャート: 処理 30" draw:style-name="gr48" draw:text-style-name="P7" xml:id="id67" draw:id="id67" draw:layer="layout" svg:width="5.393cm" svg:height="0.75cm" svg:x="18.545cm" svg:y="2.653cm">
          <text:p text:style-name="P5"><text:span text:style-name="T15">ランキング表示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ローチャート: 磁気ディスク 31" draw:style-name="gr6" draw:text-style-name="P7" xml:id="id72" draw:id="id72" draw:layer="layout" svg:width="5.393cm" svg:height="0.75cm" svg:x="1.634cm" svg:y="17.139cm">
          <text:p text:style-name="P5"><text:span text:style-name="T15">データベース保存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フローチャート: 判断 33" draw:style-name="gr48" draw:text-style-name="P7" xml:id="id68" draw:id="id68" draw:layer="layout" svg:width="5.393cm" svg:height="0.75cm" svg:x="18.533cm" svg:y="4.121cm">
          <text:p text:style-name="P5"><text:span text:style-name="T15">得点</text:span><text:span text:style-name="T15">85</text:span><text:span text:style-name="T15">点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フローチャート: 判断 34" draw:style-name="gr48" draw:text-style-name="P7" xml:id="id73" draw:id="id73" draw:layer="layout" svg:width="5.393cm" svg:height="0.75cm" svg:x="18.533cm" svg:y="6.506cm">
          <text:p text:style-name="P5"><text:span text:style-name="T15">得点</text:span><text:span text:style-name="T15">55</text:span><text:span text:style-name="T15">点</text:span></text:p>
          <draw:enhanced-geometry draw:mirror-horizontal="false" draw:mirror-vertical="false" svg:viewBox="0 0 0 0" drawooo:sub-view-size="2 2" draw:text-areas="?f6 ?f7 ?f0 ?f1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四角形: 上の 2 つの角を丸める 7" draw:style-name="gr6" draw:text-style-name="P7" xml:id="id60" draw:id="id60" draw:layer="layout" svg:width="5.393cm" svg:height="0.75cm" svg:x="1.666cm" svg:y="9.001cm">
          <text:p text:style-name="P5"><text:span text:style-name="T17">クイズ出題</text:span><text:span text:style-name="T17">(</text:span><text:span text:style-name="T17">ﾀｲﾏｰｽﾀｰﾄ</text:span><text:span text:style-name="T17">)</text:span></text:p>
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四角形: 上の 2 つの角を丸める 32" draw:style-name="gr49" draw:text-style-name="P7" xml:id="id63" draw:id="id63" draw:layer="layout" svg:width="5.393cm" svg:height="0.75cm" svg:x="1.659cm" svg:y="14.395cm">
          <text:p/>
          <draw:enhanced-geometry draw:mirror-horizontal="true" draw:mirror-vertical="tru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フローチャート: 処理 23" draw:style-name="gr50" draw:text-style-name="P18" draw:layer="layout" svg:width="4.4cm" svg:height="0.75cm" svg:x="2.082cm" svg:y="14.367cm">
          <text:p text:style-name="P5"><text:span text:style-name="T15">正解説明・得点表示</text:span></text:p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六角形 8" draw:style-name="gr6" draw:text-style-name="P7" xml:id="id59" draw:id="id59" draw:layer="layout" svg:width="5.393cm" svg:height="0.75cm" svg:x="1.689cm" svg:y="7.625cm">
          <text:p text:style-name="P5"><text:span text:style-name="T15">クイズ種類選択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平行四辺形 9" draw:style-name="gr51" draw:text-style-name="P9" xml:id="id74" draw:id="id74" draw:layer="layout" svg:width="5.393cm" svg:height="0.75cm" svg:x="27.947cm" svg:y="5.275cm">
          <text:p text:style-name="P5"><text:span text:style-name="T15">ご褒美画像</text:span></text:p>
          <text:p text:style-name="P5"><text:span text:style-name="T18">(</text:span><text:span text:style-name="T18">大変よくできました</text:span><text:span text:style-name="T18">)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平行四辺形 35" draw:style-name="gr52" draw:text-style-name="P9" xml:id="id76" draw:id="id76" draw:layer="layout" svg:width="5.393cm" svg:height="0.75cm" svg:x="24.35cm" svg:y="7.65cm">
          <text:p text:style-name="P5"><text:span text:style-name="T15">ご褒美画像</text:span></text:p>
          <text:p text:style-name="P5"><text:span text:style-name="T18">(</text:span><text:span text:style-name="T18">まあまあです</text:span><text:span text:style-name="T18">)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平行四辺形 37" draw:style-name="gr53" draw:text-style-name="P9" xml:id="id75" draw:id="id75" draw:layer="layout" svg:width="5.393cm" svg:height="0.75cm" svg:x="18.545cm" svg:y="9.254cm">
          <text:p text:style-name="P5"><text:span text:style-name="T15">ご褒美画像</text:span></text:p>
          <text:p text:style-name="P5"><text:span text:style-name="T18">(</text:span><text:span text:style-name="T18">頑張りましょう</text:span><text:span text:style-name="T18">)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フローチャート: 端子 39" draw:style-name="gr48" draw:text-style-name="P7" xml:id="id77" draw:id="id77" draw:layer="layout" svg:width="5.393cm" svg:height="0.75cm" svg:x="18.548cm" svg:y="11.428cm">
          <text:p text:style-name="P5"><text:span text:style-name="T15">終了</text:span></text:p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onnector draw:style-name="gr17" draw:text-style-name="P16" draw:layer="layout" svg:x1="4.43cm" svg:y1="1.77cm" svg:x2="4.417cm" svg:y2="2.414cm" draw:start-shape="id54" draw:start-glue-point="2" draw:end-shape="id55" draw:end-glue-point="0" svg:d="M4430 1770v323h-13v321" svg:viewBox="0 0 14 645">
          <text:p/>
        </draw:connector>
        <draw:connector draw:style-name="gr17" draw:text-style-name="P16" draw:layer="layout" svg:x1="4.417cm" svg:y1="3.164cm" svg:x2="4.417cm" svg:y2="5.042cm" draw:start-shape="id55" draw:end-shape="id56" draw:end-glue-point="0" svg:d="M4417 3164v1878" svg:viewBox="0 0 1 1879">
          <text:p/>
        </draw:connector>
        <draw:connector draw:style-name="gr17" draw:text-style-name="P16" draw:layer="layout" svg:x1="7.114cm" svg:y1="5.417cm" svg:x2="12.244cm" svg:y2="6.382cm" draw:start-shape="id56" draw:start-glue-point="1" draw:end-shape="id57" draw:end-glue-point="0" svg:d="M7114 5417h5130v965" svg:viewBox="0 0 5131 966">
          <text:p/>
        </draw:connector>
        <draw:connector draw:style-name="gr17" draw:text-style-name="P16" draw:layer="layout" svg:x1="4.417cm" svg:y1="5.792cm" svg:x2="4.426cm" svg:y2="6.385cm" draw:start-shape="id56" draw:start-glue-point="2" draw:end-shape="id58" draw:end-glue-point="0" svg:d="M4417 5792v297h9v296" svg:viewBox="0 0 10 594">
          <text:p/>
        </draw:connector>
        <draw:connector draw:style-name="gr17" draw:text-style-name="P16" draw:layer="layout" svg:x1="4.426cm" svg:y1="7.135cm" svg:x2="4.385cm" svg:y2="7.625cm" draw:start-shape="id58" draw:start-glue-point="2" draw:end-shape="id59" draw:end-glue-point="0" svg:d="M4426 7135v246h-41v244" svg:viewBox="0 0 42 491">
          <text:p/>
        </draw:connector>
        <draw:connector draw:style-name="gr17" draw:text-style-name="P16" draw:layer="layout" svg:x1="4.385cm" svg:y1="8.375cm" svg:x2="4.362cm" svg:y2="9.001cm" draw:start-shape="id59" draw:start-glue-point="2" draw:end-shape="id60" draw:end-glue-point="0" svg:d="M4385 8375v313h-23v313" svg:viewBox="0 0 24 627">
          <text:p/>
        </draw:connector>
        <draw:connector draw:style-name="gr17" draw:text-style-name="P16" draw:layer="layout" svg:x1="4.385cm" svg:y1="10.861cm" svg:x2="4.409cm" svg:y2="11.52cm" draw:start-shape="id61" draw:start-glue-point="2" draw:end-shape="id62" draw:end-glue-point="0" svg:d="M4385 10861v330h24v329" svg:viewBox="0 0 25 660">
          <text:p/>
        </draw:connector>
        <draw:connector draw:style-name="gr17" draw:text-style-name="P16" draw:layer="layout" svg:x1="4.409cm" svg:y1="12.27cm" svg:x2="4.357cm" svg:y2="14.395cm" draw:start-shape="id62" draw:end-shape="id63" draw:end-glue-point="2" svg:d="M4409 12270v1063h-52v1062" svg:viewBox="0 0 53 2126">
          <text:p/>
        </draw:connector>
        <draw:connector draw:style-name="gr17" draw:text-style-name="P16" draw:layer="layout" svg:x1="12.244cm" svg:y1="7.132cm" svg:x2="12.248cm" svg:y2="7.679cm" draw:start-shape="id57" draw:start-glue-point="2" draw:end-shape="id64" draw:end-glue-point="0" svg:d="M12244 7132v274h4v273" svg:viewBox="0 0 5 548">
          <text:p/>
        </draw:connector>
        <draw:connector draw:style-name="gr17" draw:text-style-name="P16" draw:layer="layout" svg:x1="7.106cm" svg:y1="11.895cm" svg:x2="12.142cm" svg:y2="11.752cm" draw:start-shape="id62" draw:start-glue-point="1" draw:end-shape="id65" draw:end-glue-point="0" svg:d="M7106 11895h1170v-679h3866v536" svg:viewBox="0 0 5037 680">
          <text:p/>
        </draw:connector>
        <draw:connector draw:style-name="gr17" draw:text-style-name="P16" draw:layer="layout" svg:x1="12.142cm" svg:y1="12.502cm" svg:x2="12.142cm" svg:y2="13.208cm" draw:start-shape="id65" draw:start-glue-point="2" draw:end-shape="id66" draw:end-glue-point="0" svg:d="M12142 12502v706" svg:viewBox="0 0 1 707">
          <text:p/>
        </draw:connector>
        <draw:connector draw:style-name="gr17" draw:text-style-name="P16" draw:layer="layout" svg:x1="21.241cm" svg:y1="3.403cm" svg:x2="21.229cm" svg:y2="4.121cm" draw:start-shape="id67" draw:start-glue-point="2" draw:end-shape="id68" draw:end-glue-point="0" svg:d="M21241 3403v360h-12v358" svg:viewBox="0 0 13 719">
          <text:p/>
        </draw:connector>
        <draw:connector draw:style-name="gr17" draw:text-style-name="P16" draw:layer="layout" svg:x1="7.114cm" svg:y1="2.789cm" svg:x2="12.191cm" svg:y2="3.059cm" draw:start-shape="id55" draw:start-glue-point="1" draw:end-shape="id69" draw:end-glue-point="0" svg:d="M7114 2789h1190v-266h3887v536" svg:viewBox="0 0 5078 537">
          <text:p/>
        </draw:connector>
        <draw:connector draw:style-name="gr17" draw:text-style-name="P16" draw:layer="layout" svg:x1="12.191cm" svg:y1="3.809cm" svg:x2="12.195cm" svg:y2="4.222cm" draw:start-shape="id69" draw:start-glue-point="2" draw:end-shape="id70" draw:end-glue-point="0" svg:d="M12191 3809v207h4v206" svg:viewBox="0 0 5 414">
          <text:p/>
        </draw:connector>
        <draw:connector draw:style-name="gr17" draw:text-style-name="P16" draw:layer="layout" svg:x1="4.357cm" svg:y1="15.145cm" svg:x2="4.326cm" svg:y2="15.795cm" draw:start-shape="id63" draw:start-glue-point="0" draw:end-shape="id71" draw:end-glue-point="0" svg:d="M4357 15145v325h-31v325" svg:viewBox="0 0 32 651">
          <text:p/>
        </draw:connector>
        <draw:connector draw:style-name="gr17" draw:text-style-name="P16" draw:layer="layout" svg:x1="4.326cm" svg:y1="16.545cm" svg:x2="4.33cm" svg:y2="17.139cm" draw:start-shape="id71" draw:start-glue-point="2" draw:end-shape="id72" draw:end-glue-point="0" svg:d="M4326 16545v298h4v296" svg:viewBox="0 0 5 595">
          <text:p/>
        </draw:connector>
        <draw:connector draw:style-name="gr17" draw:text-style-name="P16" draw:layer="layout" draw:line-skew="0cm 4.07cm" svg:x1="4.33cm" svg:y1="17.889cm" svg:x2="21.241cm" svg:y2="2.653cm" draw:start-shape="id72" draw:start-glue-point="2" draw:end-shape="id67" draw:end-glue-point="0" svg:d="M4330 17889v536h12526v-16308h4385v536" svg:viewBox="0 0 16912 16309">
          <text:p/>
        </draw:connector>
        <draw:connector draw:style-name="gr17" draw:text-style-name="P16" draw:layer="layout" svg:x1="21.229cm" svg:y1="4.871cm" svg:x2="21.229cm" svg:y2="6.506cm" draw:start-shape="id68" draw:start-glue-point="2" draw:end-shape="id73" draw:end-glue-point="0" svg:d="M21229 4871v1635" svg:viewBox="0 0 1 1636">
          <text:p/>
        </draw:connector>
        <draw:connector draw:style-name="gr17" draw:text-style-name="P16" draw:layer="layout" svg:x1="23.926cm" svg:y1="4.496cm" svg:x2="30.643cm" svg:y2="5.275cm" draw:start-shape="id68" draw:start-glue-point="1" draw:end-shape="id74" draw:end-glue-point="0" svg:d="M23926 4496h6717v779" svg:viewBox="0 0 6718 780">
          <text:p/>
        </draw:connector>
        <draw:connector draw:style-name="gr17" draw:text-style-name="P16" draw:layer="layout" svg:x1="21.229cm" svg:y1="7.256cm" svg:x2="21.241cm" svg:y2="9.254cm" draw:start-shape="id73" draw:end-shape="id75" draw:end-glue-point="0" svg:d="M21229 7256v1000h12v998" svg:viewBox="0 0 13 1999">
          <text:p/>
        </draw:connector>
        <draw:connector draw:style-name="gr17" draw:text-style-name="P16" draw:layer="layout" svg:x1="23.926cm" svg:y1="6.881cm" svg:x2="27.046cm" svg:y2="7.65cm" draw:start-shape="id73" draw:start-glue-point="1" draw:end-shape="id76" draw:end-glue-point="0" svg:d="M23926 6881h3120v769" svg:viewBox="0 0 3121 770">
          <text:p/>
        </draw:connector>
        <draw:connector draw:style-name="gr17" draw:text-style-name="P16" draw:layer="layout" svg:x1="12.142cm" svg:y1="13.958cm" svg:x2="4.357cm" svg:y2="14.395cm" draw:start-shape="id66" draw:start-glue-point="2" draw:end-shape="id63" draw:end-glue-point="2" svg:d="M12142 13958v537h-3893v-637h-3892v537" svg:viewBox="0 0 7786 638">
          <text:p/>
        </draw:connector>
        <draw:connector draw:style-name="gr17" draw:text-style-name="P16" draw:layer="layout" draw:line-skew="-0.768cm" svg:x1="1.66cm" svg:y1="14.77cm" svg:x2="1.666cm" svg:y2="9.376cm" draw:start-shape="id63" draw:end-shape="id60" draw:end-glue-point="3" svg:d="M1660 14770h-1305v-5394h1311" svg:viewBox="0 0 1312 5395">
          <text:p/>
        </draw:connector>
        <draw:connector draw:style-name="gr17" draw:text-style-name="P16" draw:layer="layout" svg:x1="21.241cm" svg:y1="10.004cm" svg:x2="21.244cm" svg:y2="11.428cm" draw:start-shape="id75" draw:start-glue-point="2" draw:end-shape="id77" draw:end-glue-point="0" svg:d="M21241 10004v713h3v711" svg:viewBox="0 0 4 1425">
          <text:p/>
        </draw:connector>
        <draw:connector draw:style-name="gr17" draw:text-style-name="P16" draw:layer="layout" draw:line-skew="0.669cm" svg:x1="27.046cm" svg:y1="8.4cm" svg:x2="21.244cm" svg:y2="11.428cm" draw:start-shape="id76" draw:start-glue-point="2" draw:end-shape="id77" draw:end-glue-point="0" svg:d="M27046 8400v2184h-5802v844" svg:viewBox="0 0 5803 3029">
          <text:p/>
        </draw:connector>
        <draw:connector draw:style-name="gr17" draw:text-style-name="P16" draw:layer="layout" draw:line-skew="1.886cm" svg:x1="30.643cm" svg:y1="6.025cm" svg:x2="21.244cm" svg:y2="11.428cm" draw:start-shape="id74" draw:start-glue-point="2" draw:end-shape="id77" svg:d="M30643 6025v4588h-9399v815" svg:viewBox="0 0 9400 5404">
          <text:p/>
        </draw:connector>
        <draw:custom-shape draw:name="CustomShape 1" draw:style-name="gr54" draw:text-style-name="P8" draw:layer="layout" svg:width="11.441cm" svg:height="1.101cm" svg:x="10.893cm" svg:y="0.206cm">
          <text:p text:style-name="P1"><text:span text:style-name="T1">【プログラム処理フローチャート２案】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4" draw:style-name="gr55" draw:text-style-name="P8" draw:layer="layout" svg:width="3.795cm" svg:height="0.762cm" svg:x="24.181cm" svg:y="3.763cm">
          <text:p text:style-name="P1"><text:span text:style-name="T16">以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4" draw:style-name="gr56" draw:text-style-name="P8" draw:layer="layout" svg:width="3.795cm" svg:height="0.762cm" svg:x="21.179cm" svg:y="4.893cm">
          <text:p text:style-name="P1"><text:span text:style-name="T16">未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4" draw:style-name="gr57" draw:text-style-name="P8" draw:layer="layout" svg:width="3.795cm" svg:height="0.762cm" svg:x="24.181cm" svg:y="3.763cm">
          <text:p text:style-name="P1"><text:span text:style-name="T16">以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4" draw:style-name="gr58" draw:text-style-name="P8" draw:layer="layout" svg:width="3.795cm" svg:height="0.762cm" svg:x="21.179cm" svg:y="4.893cm">
          <text:p text:style-name="P1"><text:span text:style-name="T16">未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六角形 8" draw:style-name="gr59" draw:text-style-name="P9" xml:id="id61" draw:id="id61" draw:layer="layout" svg:width="5.393cm" svg:height="0.75cm" svg:x="1.689cm" svg:y="10.111cm">
          <text:p text:style-name="P5"><text:span text:style-name="T15">クイズ回答選択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onnector draw:style-name="gr17" draw:text-style-name="P16" draw:layer="layout" svg:x1="4.362cm" svg:y1="9.751cm" svg:x2="4.385cm" svg:y2="10.111cm" draw:start-shape="id60" draw:start-glue-point="2" draw:end-shape="id61" draw:end-glue-point="0" svg:d="M4362 9751v181h23v179" svg:viewBox="0 0 24 361">
          <text:p/>
        </draw:connector>
        <draw:custom-shape draw:name="テキスト ボックス 1" draw:style-name="gr60" draw:text-style-name="P8" draw:layer="layout" svg:width="3.795cm" svg:height="0.762cm" svg:x="24.107cm" svg:y="6.111cm">
          <text:p text:style-name="P1"><text:span text:style-name="T16">以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" draw:style-name="gr61" draw:text-style-name="P8" draw:layer="layout" svg:width="3.795cm" svg:height="0.762cm" svg:x="21.105cm" svg:y="7.241cm">
          <text:p text:style-name="P1"><text:span text:style-name="T16">未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7" draw:layer="layout" svg:width="9.477cm" svg:height="1.521cm" svg:x="24.074cm" svg:y="0.267cm">
          <draw:text-box>
            <text:p>※ユーザー登録を</text:p>
            <text:p>　それぞれのユーザーが行う場合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frame draw:style-name="gr62" draw:text-style-name="P25" draw:layer="layout" svg:width="21.255cm" svg:height="17.962cm" svg:x="10.495cm" svg:y="0.483cm">
          <draw:image xlink:href="Pictures/10000000000005560000030009011B4BC2C6F439.png" xlink:type="simple" xlink:show="embed" xlink:actuate="onLoad" draw:mime-type="image/png">
            <text:p/>
          </draw:image>
        </draw:frame>
        <draw:custom-shape draw:style-name="gr63" draw:text-style-name="P26" draw:layer="layout" svg:width="3.429cm" svg:height="2.16cm" svg:x="15.726cm" svg:y="9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6" draw:layer="layout" svg:width="8.236cm" svg:height="1.377cm" svg:x="13.974cm" svg:y="12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6" draw:layer="layout" svg:width="10.322cm" svg:height="1.823cm" svg:x="10.919cm" svg:y="14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7" draw:layer="layout" svg:width="5.489cm" svg:height="1.521cm" svg:x="0.56cm" svg:y="0.56cm">
          <draw:text-box>
            <text:p>プログラムファイル</text:p>
            <text:p>保存先</text:p>
          </draw:text-box>
        </draw:frame>
        <draw:frame draw:style-name="gr18" draw:text-style-name="P27" draw:layer="layout" svg:width="7.068cm" svg:height="4.772cm" svg:x="2.162cm" svg:y="9.726cm">
          <draw:text-box>
            <text:p text:style-name="P25">※各ファイルを右クリック</text:p>
            <text:p text:style-name="P25">↓</text:p>
            <text:p text:style-name="P25">実行</text:p>
            <text:p text:style-name="P25">↓</text:p>
            <text:p text:style-name="P25">2Javaアプリケーション</text:p>
            <text:p text:style-name="P25"/>
            <text:p text:style-name="P25">で動かせます。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游ゴシック" svg:font-family="游ゴシック" style:font-family-generic="system" style:font-pitch="variable"/>
    <style:font-face style:name="ＭＳ 明朝" svg:font-family="'ＭＳ 明朝'" style:font-family-generic="system" style:font-pitch="variable"/>
    <style:font-face style:name="ＭＳ 明朝1" svg:font-family="'ＭＳ 明朝'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/>
    <style:font-face style:name="ＭＳ Ｐゴシック2" svg:font-family="'ＭＳ Ｐゴシック'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シェイプ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ja" fo:country="JP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ja" style:country-asian="JP" style:font-style-asian="normal" style:font-weight-asian="normal" style:font-name-complex="DejaVu Sans" style:font-family-complex="'DejaVu Sans'" style:font-size-complex="2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ja" fo:country="JP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ja" style:country-asian="JP" style:font-style-asian="normal" style:font-weight-asian="normal" style:font-name-complex="DejaVu Sans" style:font-family-complex="'DejaVu Sans'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8pt" fo:letter-spacing="normal" fo:language="ja" fo:country="JP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ja" style:country-asian="JP" style:font-style-asian="normal" style:font-weight-asian="normal" style:font-name-complex="DejaVu Sans" style:font-family-complex="'DejaVu Sans'" style:font-size-complex="2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ja" fo:country="JP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ja" style:country-asian="JP" style:font-style-asian="normal" style:font-weight-asian="normal" style:font-name-complex="DejaVu Sans" style:font-family-complex="'DejaVu Sans'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9.208cm" svg:height="3.68cm" svg:x="2.328cm" svg:y="1.014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プレゼンテーション</dc:title>
    <meta:editing-cycles>9</meta:editing-cycles>
    <meta:creation-date>2022-05-17T12:17:43.136000000</meta:creation-date>
    <dc:language>ja-JP</dc:language>
    <meta:editing-duration>PT1H42M33S</meta:editing-duration>
    <meta:generator>LibreOffice/7.3.3.2$Windows_X86_64 LibreOffice_project/d1d0ea68f081ee2800a922cac8f79445e4603348</meta:generator>
    <dc:date>2022-05-17T14:11:14.925000000</dc:date>
    <meta:print-date>2022-05-17T14:08:28.192000000</meta:print-date>
    <meta:document-statistic meta:object-count="36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ワイド画面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